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SPD2016_1021_155950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GS1160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016/10/21_15:59:50</text:p>
          </table:table-cell>
        </table:table-row>
        <table:table-row table:style-name="ro1">
          <table:table-cell office:value-type="string" calcext:value-type="string">
            <text:p>Memo</text:p>
          </table:table-cell>
          <table:table-cell/>
        </table:table-row>
        <table:table-row table:style-name="ro1">
          <table:table-cell office:value-type="string" calcext:value-type="string">
            <text:p>I-Time</text:p>
          </table:table-cell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205.763702" calcext:value-type="float">
            <text:p>205.763702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float" office:value="6074" calcext:value-type="float">
            <text:p>6074</text:p>
          </table:table-cell>
        </table:table-row>
        <table:table-row table:style-name="ro1">
          <table:table-cell office:value-type="string" calcext:value-type="string">
            <text:p>Duv</text:p>
          </table:table-cell>
          <table:table-cell office:value-type="float" office:value="0.095278" calcext:value-type="float">
            <text:p>0.09527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6.024429" calcext:value-type="float">
            <text:p>106.024429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05.763702" calcext:value-type="float">
            <text:p>205.763702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0.824741" calcext:value-type="float">
            <text:p>40.82474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00682" calcext:value-type="float">
            <text:p>0.30068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58354" calcext:value-type="float">
            <text:p>0.58354</text:p>
          </table:table-cell>
        </table:table-row>
        <table:table-row table:style-name="ro1">
          <table:table-cell office:value-type="string" calcext:value-type="string">
            <text:p>u'</text:p>
          </table:table-cell>
          <table:table-cell office:value-type="float" office:value="0.127935" calcext:value-type="float">
            <text:p>0.127935</text:p>
          </table:table-cell>
        </table:table-row>
        <table:table-row table:style-name="ro1">
          <table:table-cell office:value-type="string" calcext:value-type="string">
            <text:p>v'</text:p>
          </table:table-cell>
          <table:table-cell office:value-type="float" office:value="0.558642" calcext:value-type="float">
            <text:p>0.558642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office:value-type="float" office:value="0.331685" calcext:value-type="float">
            <text:p>0.331685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562201" calcext:value-type="float">
            <text:p>0.562201</text:p>
          </table:table-cell>
        </table:table-row>
        <table:table-row table:style-name="ro1">
          <table:table-cell office:value-type="string" calcext:value-type="string">
            <text:p>u'10</text:p>
          </table:table-cell>
          <table:table-cell office:value-type="float" office:value="0.146068" calcext:value-type="float">
            <text:p>0.146068</text:p>
          </table:table-cell>
        </table:table-row>
        <table:table-row table:style-name="ro1">
          <table:table-cell office:value-type="string" calcext:value-type="string">
            <text:p>v'10</text:p>
          </table:table-cell>
          <table:table-cell office:value-type="float" office:value="0.557061" calcext:value-type="float">
            <text:p>0.557061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-0.02005" calcext:value-type="float">
            <text:p>-0.02005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0.253019" calcext:value-type="float">
            <text:p>0.25301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-0.074907" calcext:value-type="float">
            <text:p>-0.074907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0.08832" calcext:value-type="float">
            <text:p>0.08832</text:p>
          </table:table-cell>
        </table:table-row>
        <table:table-row table:style-name="ro1">
          <table:table-cell office:value-type="string" calcext:value-type="string">
            <text:p>LambdaD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Purity</text:p>
          </table:table-cell>
          <table:table-cell office:value-type="float" office:value="0.673188" calcext:value-type="float">
            <text:p>0.67318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-14.004717" calcext:value-type="float">
            <text:p>-14.00471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35.11467" calcext:value-type="float">
            <text:p>35.1146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78.21524" calcext:value-type="float">
            <text:p>78.21524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-0.447515" calcext:value-type="float">
            <text:p>-0.447515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4.877175" calcext:value-type="float">
            <text:p>4.877175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24.623787" calcext:value-type="float">
            <text:p>24.623787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70.781311" calcext:value-type="float">
            <text:p>70.781311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-13.034106" calcext:value-type="float">
            <text:p>-13.034106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-344.820374" calcext:value-type="float">
            <text:p>-344.820374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-25.838017" calcext:value-type="float">
            <text:p>-25.838017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-20.94384" calcext:value-type="float">
            <text:p>-20.94384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-12.414983" calcext:value-type="float">
            <text:p>-12.414983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-6.958686" calcext:value-type="float">
            <text:p>-6.958686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83.025833" calcext:value-type="float">
            <text:p>83.025833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-32.734058" calcext:value-type="float">
            <text:p>-32.734058</text:p>
          </table:table-cell>
        </table:table-row>
        <table:table-row table:style-name="ro1">
          <table:table-cell office:value-type="string" calcext:value-type="string">
            <text:p>LambdaP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LambdaPValue</text:p>
          </table:table-cell>
          <table:table-cell office:value-type="float" office:value="5.124001" calcext:value-type="float">
            <text:p>5.12400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.782029" calcext:value-type="float">
            <text:p>1.782029</text:p>
          </table:table-cell>
        </table:table-row>
        <table:table-row table:style-name="ro1">
          <table:table-cell office:value-type="string" calcext:value-type="string">
            <text:p>38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nm</text:p>
          </table:table-cell>
          <table:table-cell office:value-type="float" office:value="0.000118" calcext:value-type="float">
            <text:p>0.000118</text:p>
          </table:table-cell>
        </table:table-row>
        <table:table-row table:style-name="ro1">
          <table:table-cell office:value-type="string" calcext:value-type="string">
            <text:p>419nm</text:p>
          </table:table-cell>
          <table:table-cell office:value-type="float" office:value="0.000643" calcext:value-type="float">
            <text:p>0.000643</text:p>
          </table:table-cell>
        </table:table-row>
        <table:table-row table:style-name="ro1">
          <table:table-cell office:value-type="string" calcext:value-type="string">
            <text:p>420nm</text:p>
          </table:table-cell>
          <table:table-cell office:value-type="float" office:value="0.001576" calcext:value-type="float">
            <text:p>0.001576</text:p>
          </table:table-cell>
        </table:table-row>
        <table:table-row table:style-name="ro1">
          <table:table-cell office:value-type="string" calcext:value-type="string">
            <text:p>421nm</text:p>
          </table:table-cell>
          <table:table-cell office:value-type="float" office:value="0.002826" calcext:value-type="float">
            <text:p>0.002826</text:p>
          </table:table-cell>
        </table:table-row>
        <table:table-row table:style-name="ro1">
          <table:table-cell office:value-type="string" calcext:value-type="string">
            <text:p>422nm</text:p>
          </table:table-cell>
          <table:table-cell office:value-type="float" office:value="0.004117" calcext:value-type="float">
            <text:p>0.004117</text:p>
          </table:table-cell>
        </table:table-row>
        <table:table-row table:style-name="ro1">
          <table:table-cell office:value-type="string" calcext:value-type="string">
            <text:p>423nm</text:p>
          </table:table-cell>
          <table:table-cell office:value-type="float" office:value="0.005446" calcext:value-type="float">
            <text:p>0.005446</text:p>
          </table:table-cell>
        </table:table-row>
        <table:table-row table:style-name="ro1">
          <table:table-cell office:value-type="string" calcext:value-type="string">
            <text:p>424nm</text:p>
          </table:table-cell>
          <table:table-cell office:value-type="float" office:value="0.006727" calcext:value-type="float">
            <text:p>0.006727</text:p>
          </table:table-cell>
        </table:table-row>
        <table:table-row table:style-name="ro1">
          <table:table-cell office:value-type="string" calcext:value-type="string">
            <text:p>425nm</text:p>
          </table:table-cell>
          <table:table-cell office:value-type="float" office:value="0.007947" calcext:value-type="float">
            <text:p>0.007947</text:p>
          </table:table-cell>
        </table:table-row>
        <table:table-row table:style-name="ro1">
          <table:table-cell office:value-type="string" calcext:value-type="string">
            <text:p>426nm</text:p>
          </table:table-cell>
          <table:table-cell office:value-type="float" office:value="0.009281" calcext:value-type="float">
            <text:p>0.009281</text:p>
          </table:table-cell>
        </table:table-row>
        <table:table-row table:style-name="ro1">
          <table:table-cell office:value-type="string" calcext:value-type="string">
            <text:p>427nm</text:p>
          </table:table-cell>
          <table:table-cell office:value-type="float" office:value="0.011002" calcext:value-type="float">
            <text:p>0.011002</text:p>
          </table:table-cell>
        </table:table-row>
        <table:table-row table:style-name="ro1">
          <table:table-cell office:value-type="string" calcext:value-type="string">
            <text:p>428nm</text:p>
          </table:table-cell>
          <table:table-cell office:value-type="float" office:value="0.013109" calcext:value-type="float">
            <text:p>0.013109</text:p>
          </table:table-cell>
        </table:table-row>
        <table:table-row table:style-name="ro1">
          <table:table-cell office:value-type="string" calcext:value-type="string">
            <text:p>429nm</text:p>
          </table:table-cell>
          <table:table-cell office:value-type="float" office:value="0.015821" calcext:value-type="float">
            <text:p>0.015821</text:p>
          </table:table-cell>
        </table:table-row>
        <table:table-row table:style-name="ro1">
          <table:table-cell office:value-type="string" calcext:value-type="string">
            <text:p>430nm</text:p>
          </table:table-cell>
          <table:table-cell office:value-type="float" office:value="0.018997" calcext:value-type="float">
            <text:p>0.018997</text:p>
          </table:table-cell>
        </table:table-row>
        <table:table-row table:style-name="ro1">
          <table:table-cell office:value-type="string" calcext:value-type="string">
            <text:p>431nm</text:p>
          </table:table-cell>
          <table:table-cell office:value-type="float" office:value="0.022711" calcext:value-type="float">
            <text:p>0.022711</text:p>
          </table:table-cell>
        </table:table-row>
        <table:table-row table:style-name="ro1">
          <table:table-cell office:value-type="string" calcext:value-type="string">
            <text:p>432nm</text:p>
          </table:table-cell>
          <table:table-cell office:value-type="float" office:value="0.026799" calcext:value-type="float">
            <text:p>0.026799</text:p>
          </table:table-cell>
        </table:table-row>
        <table:table-row table:style-name="ro1">
          <table:table-cell office:value-type="string" calcext:value-type="string">
            <text:p>433nm</text:p>
          </table:table-cell>
          <table:table-cell office:value-type="float" office:value="0.031189" calcext:value-type="float">
            <text:p>0.031189</text:p>
          </table:table-cell>
        </table:table-row>
        <table:table-row table:style-name="ro1">
          <table:table-cell office:value-type="string" calcext:value-type="string">
            <text:p>434nm</text:p>
          </table:table-cell>
          <table:table-cell office:value-type="float" office:value="0.036449" calcext:value-type="float">
            <text:p>0.036449</text:p>
          </table:table-cell>
        </table:table-row>
        <table:table-row table:style-name="ro1">
          <table:table-cell office:value-type="string" calcext:value-type="string">
            <text:p>435nm</text:p>
          </table:table-cell>
          <table:table-cell office:value-type="float" office:value="0.042708" calcext:value-type="float">
            <text:p>0.042708</text:p>
          </table:table-cell>
        </table:table-row>
        <table:table-row table:style-name="ro1">
          <table:table-cell office:value-type="string" calcext:value-type="string">
            <text:p>436nm</text:p>
          </table:table-cell>
          <table:table-cell office:value-type="float" office:value="0.050019" calcext:value-type="float">
            <text:p>0.050019</text:p>
          </table:table-cell>
        </table:table-row>
        <table:table-row table:style-name="ro1">
          <table:table-cell office:value-type="string" calcext:value-type="string">
            <text:p>437nm</text:p>
          </table:table-cell>
          <table:table-cell office:value-type="float" office:value="0.058624" calcext:value-type="float">
            <text:p>0.058624</text:p>
          </table:table-cell>
        </table:table-row>
        <table:table-row table:style-name="ro1">
          <table:table-cell office:value-type="string" calcext:value-type="string">
            <text:p>438nm</text:p>
          </table:table-cell>
          <table:table-cell office:value-type="float" office:value="0.068165" calcext:value-type="float">
            <text:p>0.068165</text:p>
          </table:table-cell>
        </table:table-row>
        <table:table-row table:style-name="ro1">
          <table:table-cell office:value-type="string" calcext:value-type="string">
            <text:p>439nm</text:p>
          </table:table-cell>
          <table:table-cell office:value-type="float" office:value="0.078931" calcext:value-type="float">
            <text:p>0.078931</text:p>
          </table:table-cell>
        </table:table-row>
        <table:table-row table:style-name="ro1">
          <table:table-cell office:value-type="string" calcext:value-type="string">
            <text:p>440nm</text:p>
          </table:table-cell>
          <table:table-cell office:value-type="float" office:value="0.090389" calcext:value-type="float">
            <text:p>0.090389</text:p>
          </table:table-cell>
        </table:table-row>
        <table:table-row table:style-name="ro1">
          <table:table-cell office:value-type="string" calcext:value-type="string">
            <text:p>441nm</text:p>
          </table:table-cell>
          <table:table-cell office:value-type="float" office:value="0.102539" calcext:value-type="float">
            <text:p>0.102539</text:p>
          </table:table-cell>
        </table:table-row>
        <table:table-row table:style-name="ro1">
          <table:table-cell office:value-type="string" calcext:value-type="string">
            <text:p>442nm</text:p>
          </table:table-cell>
          <table:table-cell office:value-type="float" office:value="0.114624" calcext:value-type="float">
            <text:p>0.114624</text:p>
          </table:table-cell>
        </table:table-row>
        <table:table-row table:style-name="ro1">
          <table:table-cell office:value-type="string" calcext:value-type="string">
            <text:p>443nm</text:p>
          </table:table-cell>
          <table:table-cell office:value-type="float" office:value="0.12626" calcext:value-type="float">
            <text:p>0.12626</text:p>
          </table:table-cell>
        </table:table-row>
        <table:table-row table:style-name="ro1">
          <table:table-cell office:value-type="string" calcext:value-type="string">
            <text:p>444nm</text:p>
          </table:table-cell>
          <table:table-cell office:value-type="float" office:value="0.137101" calcext:value-type="float">
            <text:p>0.137101</text:p>
          </table:table-cell>
        </table:table-row>
        <table:table-row table:style-name="ro1">
          <table:table-cell office:value-type="string" calcext:value-type="string">
            <text:p>445nm</text:p>
          </table:table-cell>
          <table:table-cell office:value-type="float" office:value="0.14699" calcext:value-type="float">
            <text:p>0.14699</text:p>
          </table:table-cell>
        </table:table-row>
        <table:table-row table:style-name="ro1">
          <table:table-cell office:value-type="string" calcext:value-type="string">
            <text:p>446nm</text:p>
          </table:table-cell>
          <table:table-cell office:value-type="float" office:value="0.155958" calcext:value-type="float">
            <text:p>0.155958</text:p>
          </table:table-cell>
        </table:table-row>
        <table:table-row table:style-name="ro1">
          <table:table-cell office:value-type="string" calcext:value-type="string">
            <text:p>447nm</text:p>
          </table:table-cell>
          <table:table-cell office:value-type="float" office:value="0.162287" calcext:value-type="float">
            <text:p>0.162287</text:p>
          </table:table-cell>
        </table:table-row>
        <table:table-row table:style-name="ro1">
          <table:table-cell office:value-type="string" calcext:value-type="string">
            <text:p>448nm</text:p>
          </table:table-cell>
          <table:table-cell office:value-type="float" office:value="0.166112" calcext:value-type="float">
            <text:p>0.166112</text:p>
          </table:table-cell>
        </table:table-row>
        <table:table-row table:style-name="ro1">
          <table:table-cell office:value-type="string" calcext:value-type="string">
            <text:p>449nm</text:p>
          </table:table-cell>
          <table:table-cell office:value-type="float" office:value="0.166888" calcext:value-type="float">
            <text:p>0.166888</text:p>
          </table:table-cell>
        </table:table-row>
        <table:table-row table:style-name="ro1">
          <table:table-cell office:value-type="string" calcext:value-type="string">
            <text:p>450nm</text:p>
          </table:table-cell>
          <table:table-cell office:value-type="float" office:value="0.165245" calcext:value-type="float">
            <text:p>0.165245</text:p>
          </table:table-cell>
        </table:table-row>
        <table:table-row table:style-name="ro1">
          <table:table-cell office:value-type="string" calcext:value-type="string">
            <text:p>451nm</text:p>
          </table:table-cell>
          <table:table-cell office:value-type="float" office:value="0.161627" calcext:value-type="float">
            <text:p>0.161627</text:p>
          </table:table-cell>
        </table:table-row>
        <table:table-row table:style-name="ro1">
          <table:table-cell office:value-type="string" calcext:value-type="string">
            <text:p>452nm</text:p>
          </table:table-cell>
          <table:table-cell office:value-type="float" office:value="0.155711" calcext:value-type="float">
            <text:p>0.155711</text:p>
          </table:table-cell>
        </table:table-row>
        <table:table-row table:style-name="ro1">
          <table:table-cell office:value-type="string" calcext:value-type="string">
            <text:p>453nm</text:p>
          </table:table-cell>
          <table:table-cell office:value-type="float" office:value="0.148612" calcext:value-type="float">
            <text:p>0.148612</text:p>
          </table:table-cell>
        </table:table-row>
        <table:table-row table:style-name="ro1">
          <table:table-cell office:value-type="string" calcext:value-type="string">
            <text:p>454nm</text:p>
          </table:table-cell>
          <table:table-cell office:value-type="float" office:value="0.140355" calcext:value-type="float">
            <text:p>0.140355</text:p>
          </table:table-cell>
        </table:table-row>
        <table:table-row table:style-name="ro1">
          <table:table-cell office:value-type="string" calcext:value-type="string">
            <text:p>455nm</text:p>
          </table:table-cell>
          <table:table-cell office:value-type="float" office:value="0.131906" calcext:value-type="float">
            <text:p>0.131906</text:p>
          </table:table-cell>
        </table:table-row>
        <table:table-row table:style-name="ro1">
          <table:table-cell office:value-type="string" calcext:value-type="string">
            <text:p>456nm</text:p>
          </table:table-cell>
          <table:table-cell office:value-type="float" office:value="0.12358" calcext:value-type="float">
            <text:p>0.12358</text:p>
          </table:table-cell>
        </table:table-row>
        <table:table-row table:style-name="ro1">
          <table:table-cell office:value-type="string" calcext:value-type="string">
            <text:p>457nm</text:p>
          </table:table-cell>
          <table:table-cell office:value-type="float" office:value="0.11572" calcext:value-type="float">
            <text:p>0.11572</text:p>
          </table:table-cell>
        </table:table-row>
        <table:table-row table:style-name="ro1">
          <table:table-cell office:value-type="string" calcext:value-type="string">
            <text:p>458nm</text:p>
          </table:table-cell>
          <table:table-cell office:value-type="float" office:value="0.108414" calcext:value-type="float">
            <text:p>0.108414</text:p>
          </table:table-cell>
        </table:table-row>
        <table:table-row table:style-name="ro1">
          <table:table-cell office:value-type="string" calcext:value-type="string">
            <text:p>459nm</text:p>
          </table:table-cell>
          <table:table-cell office:value-type="float" office:value="0.101804" calcext:value-type="float">
            <text:p>0.101804</text:p>
          </table:table-cell>
        </table:table-row>
        <table:table-row table:style-name="ro1">
          <table:table-cell office:value-type="string" calcext:value-type="string">
            <text:p>460nm</text:p>
          </table:table-cell>
          <table:table-cell office:value-type="float" office:value="0.096458" calcext:value-type="float">
            <text:p>0.096458</text:p>
          </table:table-cell>
        </table:table-row>
        <table:table-row table:style-name="ro1">
          <table:table-cell office:value-type="string" calcext:value-type="string">
            <text:p>461nm</text:p>
          </table:table-cell>
          <table:table-cell office:value-type="float" office:value="0.09219" calcext:value-type="float">
            <text:p>0.09219</text:p>
          </table:table-cell>
        </table:table-row>
        <table:table-row table:style-name="ro1">
          <table:table-cell office:value-type="string" calcext:value-type="string">
            <text:p>462nm</text:p>
          </table:table-cell>
          <table:table-cell office:value-type="float" office:value="0.089467" calcext:value-type="float">
            <text:p>0.089467</text:p>
          </table:table-cell>
        </table:table-row>
        <table:table-row table:style-name="ro1">
          <table:table-cell office:value-type="string" calcext:value-type="string">
            <text:p>463nm</text:p>
          </table:table-cell>
          <table:table-cell office:value-type="float" office:value="0.087749" calcext:value-type="float">
            <text:p>0.087749</text:p>
          </table:table-cell>
        </table:table-row>
        <table:table-row table:style-name="ro1">
          <table:table-cell office:value-type="string" calcext:value-type="string">
            <text:p>464nm</text:p>
          </table:table-cell>
          <table:table-cell office:value-type="float" office:value="0.087057" calcext:value-type="float">
            <text:p>0.087057</text:p>
          </table:table-cell>
        </table:table-row>
        <table:table-row table:style-name="ro1">
          <table:table-cell office:value-type="string" calcext:value-type="string">
            <text:p>465nm</text:p>
          </table:table-cell>
          <table:table-cell office:value-type="float" office:value="0.086993" calcext:value-type="float">
            <text:p>0.086993</text:p>
          </table:table-cell>
        </table:table-row>
        <table:table-row table:style-name="ro1">
          <table:table-cell office:value-type="string" calcext:value-type="string">
            <text:p>466nm</text:p>
          </table:table-cell>
          <table:table-cell office:value-type="float" office:value="0.087161" calcext:value-type="float">
            <text:p>0.087161</text:p>
          </table:table-cell>
        </table:table-row>
        <table:table-row table:style-name="ro1">
          <table:table-cell office:value-type="string" calcext:value-type="string">
            <text:p>467nm</text:p>
          </table:table-cell>
          <table:table-cell office:value-type="float" office:value="0.087604" calcext:value-type="float">
            <text:p>0.087604</text:p>
          </table:table-cell>
        </table:table-row>
        <table:table-row table:style-name="ro1">
          <table:table-cell office:value-type="string" calcext:value-type="string">
            <text:p>468nm</text:p>
          </table:table-cell>
          <table:table-cell office:value-type="float" office:value="0.088156" calcext:value-type="float">
            <text:p>0.088156</text:p>
          </table:table-cell>
        </table:table-row>
        <table:table-row table:style-name="ro1">
          <table:table-cell office:value-type="string" calcext:value-type="string">
            <text:p>469nm</text:p>
          </table:table-cell>
          <table:table-cell office:value-type="float" office:value="0.088831" calcext:value-type="float">
            <text:p>0.088831</text:p>
          </table:table-cell>
        </table:table-row>
        <table:table-row table:style-name="ro1">
          <table:table-cell office:value-type="string" calcext:value-type="string">
            <text:p>470nm</text:p>
          </table:table-cell>
          <table:table-cell office:value-type="float" office:value="0.089765" calcext:value-type="float">
            <text:p>0.089765</text:p>
          </table:table-cell>
        </table:table-row>
        <table:table-row table:style-name="ro1">
          <table:table-cell office:value-type="string" calcext:value-type="string">
            <text:p>471nm</text:p>
          </table:table-cell>
          <table:table-cell office:value-type="float" office:value="0.090911" calcext:value-type="float">
            <text:p>0.090911</text:p>
          </table:table-cell>
        </table:table-row>
        <table:table-row table:style-name="ro1">
          <table:table-cell office:value-type="string" calcext:value-type="string">
            <text:p>472nm</text:p>
          </table:table-cell>
          <table:table-cell office:value-type="float" office:value="0.092228" calcext:value-type="float">
            <text:p>0.092228</text:p>
          </table:table-cell>
        </table:table-row>
        <table:table-row table:style-name="ro1">
          <table:table-cell office:value-type="string" calcext:value-type="string">
            <text:p>473nm</text:p>
          </table:table-cell>
          <table:table-cell office:value-type="float" office:value="0.09349" calcext:value-type="float">
            <text:p>0.09349</text:p>
          </table:table-cell>
        </table:table-row>
        <table:table-row table:style-name="ro1">
          <table:table-cell office:value-type="string" calcext:value-type="string">
            <text:p>474nm</text:p>
          </table:table-cell>
          <table:table-cell office:value-type="float" office:value="0.09469" calcext:value-type="float">
            <text:p>0.09469</text:p>
          </table:table-cell>
        </table:table-row>
        <table:table-row table:style-name="ro1">
          <table:table-cell office:value-type="string" calcext:value-type="string">
            <text:p>475nm</text:p>
          </table:table-cell>
          <table:table-cell office:value-type="float" office:value="0.095717" calcext:value-type="float">
            <text:p>0.095717</text:p>
          </table:table-cell>
        </table:table-row>
        <table:table-row table:style-name="ro1">
          <table:table-cell office:value-type="string" calcext:value-type="string">
            <text:p>476nm</text:p>
          </table:table-cell>
          <table:table-cell office:value-type="float" office:value="0.096595" calcext:value-type="float">
            <text:p>0.096595</text:p>
          </table:table-cell>
        </table:table-row>
        <table:table-row table:style-name="ro1">
          <table:table-cell office:value-type="string" calcext:value-type="string">
            <text:p>477nm</text:p>
          </table:table-cell>
          <table:table-cell office:value-type="float" office:value="0.09714" calcext:value-type="float">
            <text:p>0.09714</text:p>
          </table:table-cell>
        </table:table-row>
        <table:table-row table:style-name="ro1">
          <table:table-cell office:value-type="string" calcext:value-type="string">
            <text:p>478nm</text:p>
          </table:table-cell>
          <table:table-cell office:value-type="float" office:value="0.097339" calcext:value-type="float">
            <text:p>0.097339</text:p>
          </table:table-cell>
        </table:table-row>
        <table:table-row table:style-name="ro1">
          <table:table-cell office:value-type="string" calcext:value-type="string">
            <text:p>479nm</text:p>
          </table:table-cell>
          <table:table-cell office:value-type="float" office:value="0.097233" calcext:value-type="float">
            <text:p>0.097233</text:p>
          </table:table-cell>
        </table:table-row>
        <table:table-row table:style-name="ro1">
          <table:table-cell office:value-type="string" calcext:value-type="string">
            <text:p>480nm</text:p>
          </table:table-cell>
          <table:table-cell office:value-type="float" office:value="0.097601" calcext:value-type="float">
            <text:p>0.097601</text:p>
          </table:table-cell>
        </table:table-row>
        <table:table-row table:style-name="ro1">
          <table:table-cell office:value-type="string" calcext:value-type="string">
            <text:p>481nm</text:p>
          </table:table-cell>
          <table:table-cell office:value-type="float" office:value="0.098599" calcext:value-type="float">
            <text:p>0.098599</text:p>
          </table:table-cell>
        </table:table-row>
        <table:table-row table:style-name="ro1">
          <table:table-cell office:value-type="string" calcext:value-type="string">
            <text:p>482nm</text:p>
          </table:table-cell>
          <table:table-cell office:value-type="float" office:value="0.100149" calcext:value-type="float">
            <text:p>0.100149</text:p>
          </table:table-cell>
        </table:table-row>
        <table:table-row table:style-name="ro1">
          <table:table-cell office:value-type="string" calcext:value-type="string">
            <text:p>483nm</text:p>
          </table:table-cell>
          <table:table-cell office:value-type="float" office:value="0.101639" calcext:value-type="float">
            <text:p>0.101639</text:p>
          </table:table-cell>
        </table:table-row>
        <table:table-row table:style-name="ro1">
          <table:table-cell office:value-type="string" calcext:value-type="string">
            <text:p>484nm</text:p>
          </table:table-cell>
          <table:table-cell office:value-type="float" office:value="0.103079" calcext:value-type="float">
            <text:p>0.103079</text:p>
          </table:table-cell>
        </table:table-row>
        <table:table-row table:style-name="ro1">
          <table:table-cell office:value-type="string" calcext:value-type="string">
            <text:p>485nm</text:p>
          </table:table-cell>
          <table:table-cell office:value-type="float" office:value="0.104616" calcext:value-type="float">
            <text:p>0.104616</text:p>
          </table:table-cell>
        </table:table-row>
        <table:table-row table:style-name="ro1">
          <table:table-cell office:value-type="string" calcext:value-type="string">
            <text:p>486nm</text:p>
          </table:table-cell>
          <table:table-cell office:value-type="float" office:value="0.106275" calcext:value-type="float">
            <text:p>0.106275</text:p>
          </table:table-cell>
        </table:table-row>
        <table:table-row table:style-name="ro1">
          <table:table-cell office:value-type="string" calcext:value-type="string">
            <text:p>487nm</text:p>
          </table:table-cell>
          <table:table-cell office:value-type="float" office:value="0.108379" calcext:value-type="float">
            <text:p>0.108379</text:p>
          </table:table-cell>
        </table:table-row>
        <table:table-row table:style-name="ro1">
          <table:table-cell office:value-type="string" calcext:value-type="string">
            <text:p>488nm</text:p>
          </table:table-cell>
          <table:table-cell office:value-type="float" office:value="0.111025" calcext:value-type="float">
            <text:p>0.111025</text:p>
          </table:table-cell>
        </table:table-row>
        <table:table-row table:style-name="ro1">
          <table:table-cell office:value-type="string" calcext:value-type="string">
            <text:p>489nm</text:p>
          </table:table-cell>
          <table:table-cell office:value-type="float" office:value="0.114345" calcext:value-type="float">
            <text:p>0.114345</text:p>
          </table:table-cell>
        </table:table-row>
        <table:table-row table:style-name="ro1">
          <table:table-cell office:value-type="string" calcext:value-type="string">
            <text:p>490nm</text:p>
          </table:table-cell>
          <table:table-cell office:value-type="float" office:value="0.11878" calcext:value-type="float">
            <text:p>0.11878</text:p>
          </table:table-cell>
        </table:table-row>
        <table:table-row table:style-name="ro1">
          <table:table-cell office:value-type="string" calcext:value-type="string">
            <text:p>491nm</text:p>
          </table:table-cell>
          <table:table-cell office:value-type="float" office:value="0.124124" calcext:value-type="float">
            <text:p>0.124124</text:p>
          </table:table-cell>
        </table:table-row>
        <table:table-row table:style-name="ro1">
          <table:table-cell office:value-type="string" calcext:value-type="string">
            <text:p>492nm</text:p>
          </table:table-cell>
          <table:table-cell office:value-type="float" office:value="0.131208" calcext:value-type="float">
            <text:p>0.131208</text:p>
          </table:table-cell>
        </table:table-row>
        <table:table-row table:style-name="ro1">
          <table:table-cell office:value-type="string" calcext:value-type="string">
            <text:p>493nm</text:p>
          </table:table-cell>
          <table:table-cell office:value-type="float" office:value="0.139715" calcext:value-type="float">
            <text:p>0.139715</text:p>
          </table:table-cell>
        </table:table-row>
        <table:table-row table:style-name="ro1">
          <table:table-cell office:value-type="string" calcext:value-type="string">
            <text:p>494nm</text:p>
          </table:table-cell>
          <table:table-cell office:value-type="float" office:value="0.149802" calcext:value-type="float">
            <text:p>0.149802</text:p>
          </table:table-cell>
        </table:table-row>
        <table:table-row table:style-name="ro1">
          <table:table-cell office:value-type="string" calcext:value-type="string">
            <text:p>495nm</text:p>
          </table:table-cell>
          <table:table-cell office:value-type="float" office:value="0.161085" calcext:value-type="float">
            <text:p>0.161085</text:p>
          </table:table-cell>
        </table:table-row>
        <table:table-row table:style-name="ro1">
          <table:table-cell office:value-type="string" calcext:value-type="string">
            <text:p>496nm</text:p>
          </table:table-cell>
          <table:table-cell office:value-type="float" office:value="0.173104" calcext:value-type="float">
            <text:p>0.173104</text:p>
          </table:table-cell>
        </table:table-row>
        <table:table-row table:style-name="ro1">
          <table:table-cell office:value-type="string" calcext:value-type="string">
            <text:p>497nm</text:p>
          </table:table-cell>
          <table:table-cell office:value-type="float" office:value="0.18691" calcext:value-type="float">
            <text:p>0.18691</text:p>
          </table:table-cell>
        </table:table-row>
        <table:table-row table:style-name="ro1">
          <table:table-cell office:value-type="string" calcext:value-type="string">
            <text:p>498nm</text:p>
          </table:table-cell>
          <table:table-cell office:value-type="float" office:value="0.202315" calcext:value-type="float">
            <text:p>0.202315</text:p>
          </table:table-cell>
        </table:table-row>
        <table:table-row table:style-name="ro1">
          <table:table-cell office:value-type="string" calcext:value-type="string">
            <text:p>499nm</text:p>
          </table:table-cell>
          <table:table-cell office:value-type="float" office:value="0.219722" calcext:value-type="float">
            <text:p>0.219722</text:p>
          </table:table-cell>
        </table:table-row>
        <table:table-row table:style-name="ro1">
          <table:table-cell office:value-type="string" calcext:value-type="string">
            <text:p>500nm</text:p>
          </table:table-cell>
          <table:table-cell office:value-type="float" office:value="0.238846" calcext:value-type="float">
            <text:p>0.238846</text:p>
          </table:table-cell>
        </table:table-row>
        <table:table-row table:style-name="ro1">
          <table:table-cell office:value-type="string" calcext:value-type="string">
            <text:p>501nm</text:p>
          </table:table-cell>
          <table:table-cell office:value-type="float" office:value="0.259298" calcext:value-type="float">
            <text:p>0.259298</text:p>
          </table:table-cell>
        </table:table-row>
        <table:table-row table:style-name="ro1">
          <table:table-cell office:value-type="string" calcext:value-type="string">
            <text:p>502nm</text:p>
          </table:table-cell>
          <table:table-cell office:value-type="float" office:value="0.281512" calcext:value-type="float">
            <text:p>0.281512</text:p>
          </table:table-cell>
        </table:table-row>
        <table:table-row table:style-name="ro1">
          <table:table-cell office:value-type="string" calcext:value-type="string">
            <text:p>503nm</text:p>
          </table:table-cell>
          <table:table-cell office:value-type="float" office:value="0.304705" calcext:value-type="float">
            <text:p>0.304705</text:p>
          </table:table-cell>
        </table:table-row>
        <table:table-row table:style-name="ro1">
          <table:table-cell office:value-type="string" calcext:value-type="string">
            <text:p>504nm</text:p>
          </table:table-cell>
          <table:table-cell office:value-type="float" office:value="0.329202" calcext:value-type="float">
            <text:p>0.329202</text:p>
          </table:table-cell>
        </table:table-row>
        <table:table-row table:style-name="ro1">
          <table:table-cell office:value-type="string" calcext:value-type="string">
            <text:p>505nm</text:p>
          </table:table-cell>
          <table:table-cell office:value-type="float" office:value="0.354626" calcext:value-type="float">
            <text:p>0.354626</text:p>
          </table:table-cell>
        </table:table-row>
        <table:table-row table:style-name="ro1">
          <table:table-cell office:value-type="string" calcext:value-type="string">
            <text:p>506nm</text:p>
          </table:table-cell>
          <table:table-cell office:value-type="float" office:value="0.380836" calcext:value-type="float">
            <text:p>0.380836</text:p>
          </table:table-cell>
        </table:table-row>
        <table:table-row table:style-name="ro1">
          <table:table-cell office:value-type="string" calcext:value-type="string">
            <text:p>507nm</text:p>
          </table:table-cell>
          <table:table-cell office:value-type="float" office:value="0.408094" calcext:value-type="float">
            <text:p>0.408094</text:p>
          </table:table-cell>
        </table:table-row>
        <table:table-row table:style-name="ro1">
          <table:table-cell office:value-type="string" calcext:value-type="string">
            <text:p>508nm</text:p>
          </table:table-cell>
          <table:table-cell office:value-type="float" office:value="0.435955" calcext:value-type="float">
            <text:p>0.435955</text:p>
          </table:table-cell>
        </table:table-row>
        <table:table-row table:style-name="ro1">
          <table:table-cell office:value-type="string" calcext:value-type="string">
            <text:p>509nm</text:p>
          </table:table-cell>
          <table:table-cell office:value-type="float" office:value="0.464695" calcext:value-type="float">
            <text:p>0.464695</text:p>
          </table:table-cell>
        </table:table-row>
        <table:table-row table:style-name="ro1">
          <table:table-cell office:value-type="string" calcext:value-type="string">
            <text:p>510nm</text:p>
          </table:table-cell>
          <table:table-cell office:value-type="float" office:value="0.493961" calcext:value-type="float">
            <text:p>0.493961</text:p>
          </table:table-cell>
        </table:table-row>
        <table:table-row table:style-name="ro1">
          <table:table-cell office:value-type="string" calcext:value-type="string">
            <text:p>511nm</text:p>
          </table:table-cell>
          <table:table-cell office:value-type="float" office:value="0.523621" calcext:value-type="float">
            <text:p>0.523621</text:p>
          </table:table-cell>
        </table:table-row>
        <table:table-row table:style-name="ro1">
          <table:table-cell office:value-type="string" calcext:value-type="string">
            <text:p>512nm</text:p>
          </table:table-cell>
          <table:table-cell office:value-type="float" office:value="0.552502" calcext:value-type="float">
            <text:p>0.552502</text:p>
          </table:table-cell>
        </table:table-row>
        <table:table-row table:style-name="ro1">
          <table:table-cell office:value-type="string" calcext:value-type="string">
            <text:p>513nm</text:p>
          </table:table-cell>
          <table:table-cell office:value-type="float" office:value="0.580369" calcext:value-type="float">
            <text:p>0.580369</text:p>
          </table:table-cell>
        </table:table-row>
        <table:table-row table:style-name="ro1">
          <table:table-cell office:value-type="string" calcext:value-type="string">
            <text:p>514nm</text:p>
          </table:table-cell>
          <table:table-cell office:value-type="float" office:value="0.607706" calcext:value-type="float">
            <text:p>0.607706</text:p>
          </table:table-cell>
        </table:table-row>
        <table:table-row table:style-name="ro1">
          <table:table-cell office:value-type="string" calcext:value-type="string">
            <text:p>515nm</text:p>
          </table:table-cell>
          <table:table-cell office:value-type="float" office:value="0.635572" calcext:value-type="float">
            <text:p>0.635572</text:p>
          </table:table-cell>
        </table:table-row>
        <table:table-row table:style-name="ro1">
          <table:table-cell office:value-type="string" calcext:value-type="string">
            <text:p>516nm</text:p>
          </table:table-cell>
          <table:table-cell office:value-type="float" office:value="0.663483" calcext:value-type="float">
            <text:p>0.663483</text:p>
          </table:table-cell>
        </table:table-row>
        <table:table-row table:style-name="ro1">
          <table:table-cell office:value-type="string" calcext:value-type="string">
            <text:p>517nm</text:p>
          </table:table-cell>
          <table:table-cell office:value-type="float" office:value="0.689799" calcext:value-type="float">
            <text:p>0.689799</text:p>
          </table:table-cell>
        </table:table-row>
        <table:table-row table:style-name="ro1">
          <table:table-cell office:value-type="string" calcext:value-type="string">
            <text:p>518nm</text:p>
          </table:table-cell>
          <table:table-cell office:value-type="float" office:value="0.714356" calcext:value-type="float">
            <text:p>0.714356</text:p>
          </table:table-cell>
        </table:table-row>
        <table:table-row table:style-name="ro1">
          <table:table-cell office:value-type="string" calcext:value-type="string">
            <text:p>519nm</text:p>
          </table:table-cell>
          <table:table-cell office:value-type="float" office:value="0.737119" calcext:value-type="float">
            <text:p>0.737119</text:p>
          </table:table-cell>
        </table:table-row>
        <table:table-row table:style-name="ro1">
          <table:table-cell office:value-type="string" calcext:value-type="string">
            <text:p>520nm</text:p>
          </table:table-cell>
          <table:table-cell office:value-type="float" office:value="0.759278" calcext:value-type="float">
            <text:p>0.759278</text:p>
          </table:table-cell>
        </table:table-row>
        <table:table-row table:style-name="ro1">
          <table:table-cell office:value-type="string" calcext:value-type="string">
            <text:p>521nm</text:p>
          </table:table-cell>
          <table:table-cell office:value-type="float" office:value="0.780265" calcext:value-type="float">
            <text:p>0.780265</text:p>
          </table:table-cell>
        </table:table-row>
        <table:table-row table:style-name="ro1">
          <table:table-cell office:value-type="string" calcext:value-type="string">
            <text:p>522nm</text:p>
          </table:table-cell>
          <table:table-cell office:value-type="float" office:value="0.799923" calcext:value-type="float">
            <text:p>0.799923</text:p>
          </table:table-cell>
        </table:table-row>
        <table:table-row table:style-name="ro1">
          <table:table-cell office:value-type="string" calcext:value-type="string">
            <text:p>523nm</text:p>
          </table:table-cell>
          <table:table-cell office:value-type="float" office:value="0.818323" calcext:value-type="float">
            <text:p>0.818323</text:p>
          </table:table-cell>
        </table:table-row>
        <table:table-row table:style-name="ro1">
          <table:table-cell office:value-type="string" calcext:value-type="string">
            <text:p>524nm</text:p>
          </table:table-cell>
          <table:table-cell office:value-type="float" office:value="0.835858" calcext:value-type="float">
            <text:p>0.835858</text:p>
          </table:table-cell>
        </table:table-row>
        <table:table-row table:style-name="ro1">
          <table:table-cell office:value-type="string" calcext:value-type="string">
            <text:p>525nm</text:p>
          </table:table-cell>
          <table:table-cell office:value-type="float" office:value="0.853207" calcext:value-type="float">
            <text:p>0.853207</text:p>
          </table:table-cell>
        </table:table-row>
        <table:table-row table:style-name="ro1">
          <table:table-cell office:value-type="string" calcext:value-type="string">
            <text:p>526nm</text:p>
          </table:table-cell>
          <table:table-cell office:value-type="float" office:value="0.869102" calcext:value-type="float">
            <text:p>0.869102</text:p>
          </table:table-cell>
        </table:table-row>
        <table:table-row table:style-name="ro1">
          <table:table-cell office:value-type="string" calcext:value-type="string">
            <text:p>527nm</text:p>
          </table:table-cell>
          <table:table-cell office:value-type="float" office:value="0.883052" calcext:value-type="float">
            <text:p>0.883052</text:p>
          </table:table-cell>
        </table:table-row>
        <table:table-row table:style-name="ro1">
          <table:table-cell office:value-type="string" calcext:value-type="string">
            <text:p>528nm</text:p>
          </table:table-cell>
          <table:table-cell office:value-type="float" office:value="0.895167" calcext:value-type="float">
            <text:p>0.895167</text:p>
          </table:table-cell>
        </table:table-row>
        <table:table-row table:style-name="ro1">
          <table:table-cell office:value-type="string" calcext:value-type="string">
            <text:p>529nm</text:p>
          </table:table-cell>
          <table:table-cell office:value-type="float" office:value="0.907022" calcext:value-type="float">
            <text:p>0.907022</text:p>
          </table:table-cell>
        </table:table-row>
        <table:table-row table:style-name="ro1">
          <table:table-cell office:value-type="string" calcext:value-type="string">
            <text:p>530nm</text:p>
          </table:table-cell>
          <table:table-cell office:value-type="float" office:value="0.919282" calcext:value-type="float">
            <text:p>0.919282</text:p>
          </table:table-cell>
        </table:table-row>
        <table:table-row table:style-name="ro1">
          <table:table-cell office:value-type="string" calcext:value-type="string">
            <text:p>531nm</text:p>
          </table:table-cell>
          <table:table-cell office:value-type="float" office:value="0.930624" calcext:value-type="float">
            <text:p>0.930624</text:p>
          </table:table-cell>
        </table:table-row>
        <table:table-row table:style-name="ro1">
          <table:table-cell office:value-type="string" calcext:value-type="string">
            <text:p>532nm</text:p>
          </table:table-cell>
          <table:table-cell office:value-type="float" office:value="0.940584" calcext:value-type="float">
            <text:p>0.940584</text:p>
          </table:table-cell>
        </table:table-row>
        <table:table-row table:style-name="ro1">
          <table:table-cell office:value-type="string" calcext:value-type="string">
            <text:p>533nm</text:p>
          </table:table-cell>
          <table:table-cell office:value-type="float" office:value="0.948934" calcext:value-type="float">
            <text:p>0.948934</text:p>
          </table:table-cell>
        </table:table-row>
        <table:table-row table:style-name="ro1">
          <table:table-cell office:value-type="string" calcext:value-type="string">
            <text:p>534nm</text:p>
          </table:table-cell>
          <table:table-cell office:value-type="float" office:value="0.956664" calcext:value-type="float">
            <text:p>0.956664</text:p>
          </table:table-cell>
        </table:table-row>
        <table:table-row table:style-name="ro1">
          <table:table-cell office:value-type="string" calcext:value-type="string">
            <text:p>535nm</text:p>
          </table:table-cell>
          <table:table-cell office:value-type="float" office:value="0.963872" calcext:value-type="float">
            <text:p>0.963872</text:p>
          </table:table-cell>
        </table:table-row>
        <table:table-row table:style-name="ro1">
          <table:table-cell office:value-type="string" calcext:value-type="string">
            <text:p>536nm</text:p>
          </table:table-cell>
          <table:table-cell office:value-type="float" office:value="0.970321" calcext:value-type="float">
            <text:p>0.970321</text:p>
          </table:table-cell>
        </table:table-row>
        <table:table-row table:style-name="ro1">
          <table:table-cell office:value-type="string" calcext:value-type="string">
            <text:p>537nm</text:p>
          </table:table-cell>
          <table:table-cell office:value-type="float" office:value="0.97624" calcext:value-type="float">
            <text:p>0.97624</text:p>
          </table:table-cell>
        </table:table-row>
        <table:table-row table:style-name="ro1">
          <table:table-cell office:value-type="string" calcext:value-type="string">
            <text:p>538nm</text:p>
          </table:table-cell>
          <table:table-cell office:value-type="float" office:value="0.98157" calcext:value-type="float">
            <text:p>0.98157</text:p>
          </table:table-cell>
        </table:table-row>
        <table:table-row table:style-name="ro1">
          <table:table-cell office:value-type="string" calcext:value-type="string">
            <text:p>539nm</text:p>
          </table:table-cell>
          <table:table-cell office:value-type="float" office:value="0.986735" calcext:value-type="float">
            <text:p>0.986735</text:p>
          </table:table-cell>
        </table:table-row>
        <table:table-row table:style-name="ro1">
          <table:table-cell office:value-type="string" calcext:value-type="string">
            <text:p>540nm</text:p>
          </table:table-cell>
          <table:table-cell office:value-type="float" office:value="0.991479" calcext:value-type="float">
            <text:p>0.991479</text:p>
          </table:table-cell>
        </table:table-row>
        <table:table-row table:style-name="ro1">
          <table:table-cell office:value-type="string" calcext:value-type="string">
            <text:p>541nm</text:p>
          </table:table-cell>
          <table:table-cell office:value-type="float" office:value="0.995525" calcext:value-type="float">
            <text:p>0.995525</text:p>
          </table:table-cell>
        </table:table-row>
        <table:table-row table:style-name="ro1">
          <table:table-cell office:value-type="string" calcext:value-type="string">
            <text:p>542nm</text:p>
          </table:table-cell>
          <table:table-cell office:value-type="float" office:value="0.998857" calcext:value-type="float">
            <text:p>0.998857</text:p>
          </table:table-cell>
        </table:table-row>
        <table:table-row table:style-name="ro1">
          <table:table-cell office:value-type="string" calcext:value-type="string">
            <text:p>543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44nm</text:p>
          </table:table-cell>
          <table:table-cell office:value-type="float" office:value="0.999356" calcext:value-type="float">
            <text:p>0.999356</text:p>
          </table:table-cell>
        </table:table-row>
        <table:table-row table:style-name="ro1">
          <table:table-cell office:value-type="string" calcext:value-type="string">
            <text:p>545nm</text:p>
          </table:table-cell>
          <table:table-cell office:value-type="float" office:value="0.997338" calcext:value-type="float">
            <text:p>0.997338</text:p>
          </table:table-cell>
        </table:table-row>
        <table:table-row table:style-name="ro1">
          <table:table-cell office:value-type="string" calcext:value-type="string">
            <text:p>546nm</text:p>
          </table:table-cell>
          <table:table-cell office:value-type="float" office:value="0.995847" calcext:value-type="float">
            <text:p>0.995847</text:p>
          </table:table-cell>
        </table:table-row>
        <table:table-row table:style-name="ro1">
          <table:table-cell office:value-type="string" calcext:value-type="string">
            <text:p>547nm</text:p>
          </table:table-cell>
          <table:table-cell office:value-type="float" office:value="0.994311" calcext:value-type="float">
            <text:p>0.994311</text:p>
          </table:table-cell>
        </table:table-row>
        <table:table-row table:style-name="ro1">
          <table:table-cell office:value-type="string" calcext:value-type="string">
            <text:p>548nm</text:p>
          </table:table-cell>
          <table:table-cell office:value-type="float" office:value="0.991213" calcext:value-type="float">
            <text:p>0.991213</text:p>
          </table:table-cell>
        </table:table-row>
        <table:table-row table:style-name="ro1">
          <table:table-cell office:value-type="string" calcext:value-type="string">
            <text:p>549nm</text:p>
          </table:table-cell>
          <table:table-cell office:value-type="float" office:value="0.986384" calcext:value-type="float">
            <text:p>0.986384</text:p>
          </table:table-cell>
        </table:table-row>
        <table:table-row table:style-name="ro1">
          <table:table-cell office:value-type="string" calcext:value-type="string">
            <text:p>550nm</text:p>
          </table:table-cell>
          <table:table-cell office:value-type="float" office:value="0.980476" calcext:value-type="float">
            <text:p>0.980476</text:p>
          </table:table-cell>
        </table:table-row>
        <table:table-row table:style-name="ro1">
          <table:table-cell office:value-type="string" calcext:value-type="string">
            <text:p>551nm</text:p>
          </table:table-cell>
          <table:table-cell office:value-type="float" office:value="0.974648" calcext:value-type="float">
            <text:p>0.974648</text:p>
          </table:table-cell>
        </table:table-row>
        <table:table-row table:style-name="ro1">
          <table:table-cell office:value-type="string" calcext:value-type="string">
            <text:p>552nm</text:p>
          </table:table-cell>
          <table:table-cell office:value-type="float" office:value="0.967734" calcext:value-type="float">
            <text:p>0.967734</text:p>
          </table:table-cell>
        </table:table-row>
        <table:table-row table:style-name="ro1">
          <table:table-cell office:value-type="string" calcext:value-type="string">
            <text:p>553nm</text:p>
          </table:table-cell>
          <table:table-cell office:value-type="float" office:value="0.959062" calcext:value-type="float">
            <text:p>0.959062</text:p>
          </table:table-cell>
        </table:table-row>
        <table:table-row table:style-name="ro1">
          <table:table-cell office:value-type="string" calcext:value-type="string">
            <text:p>554nm</text:p>
          </table:table-cell>
          <table:table-cell office:value-type="float" office:value="0.948515" calcext:value-type="float">
            <text:p>0.948515</text:p>
          </table:table-cell>
        </table:table-row>
        <table:table-row table:style-name="ro1">
          <table:table-cell office:value-type="string" calcext:value-type="string">
            <text:p>555nm</text:p>
          </table:table-cell>
          <table:table-cell office:value-type="float" office:value="0.937027" calcext:value-type="float">
            <text:p>0.937027</text:p>
          </table:table-cell>
        </table:table-row>
        <table:table-row table:style-name="ro1">
          <table:table-cell office:value-type="string" calcext:value-type="string">
            <text:p>556nm</text:p>
          </table:table-cell>
          <table:table-cell office:value-type="float" office:value="0.925182" calcext:value-type="float">
            <text:p>0.925182</text:p>
          </table:table-cell>
        </table:table-row>
        <table:table-row table:style-name="ro1">
          <table:table-cell office:value-type="string" calcext:value-type="string">
            <text:p>557nm</text:p>
          </table:table-cell>
          <table:table-cell office:value-type="float" office:value="0.912349" calcext:value-type="float">
            <text:p>0.912349</text:p>
          </table:table-cell>
        </table:table-row>
        <table:table-row table:style-name="ro1">
          <table:table-cell office:value-type="string" calcext:value-type="string">
            <text:p>558nm</text:p>
          </table:table-cell>
          <table:table-cell office:value-type="float" office:value="0.898757" calcext:value-type="float">
            <text:p>0.898757</text:p>
          </table:table-cell>
        </table:table-row>
        <table:table-row table:style-name="ro1">
          <table:table-cell office:value-type="string" calcext:value-type="string">
            <text:p>559nm</text:p>
          </table:table-cell>
          <table:table-cell office:value-type="float" office:value="0.884126" calcext:value-type="float">
            <text:p>0.884126</text:p>
          </table:table-cell>
        </table:table-row>
        <table:table-row table:style-name="ro1">
          <table:table-cell office:value-type="string" calcext:value-type="string">
            <text:p>560nm</text:p>
          </table:table-cell>
          <table:table-cell office:value-type="float" office:value="0.869079" calcext:value-type="float">
            <text:p>0.869079</text:p>
          </table:table-cell>
        </table:table-row>
        <table:table-row table:style-name="ro1">
          <table:table-cell office:value-type="string" calcext:value-type="string">
            <text:p>561nm</text:p>
          </table:table-cell>
          <table:table-cell office:value-type="float" office:value="0.852985" calcext:value-type="float">
            <text:p>0.852985</text:p>
          </table:table-cell>
        </table:table-row>
        <table:table-row table:style-name="ro1">
          <table:table-cell office:value-type="string" calcext:value-type="string">
            <text:p>562nm</text:p>
          </table:table-cell>
          <table:table-cell office:value-type="float" office:value="0.83515" calcext:value-type="float">
            <text:p>0.83515</text:p>
          </table:table-cell>
        </table:table-row>
        <table:table-row table:style-name="ro1">
          <table:table-cell office:value-type="string" calcext:value-type="string">
            <text:p>563nm</text:p>
          </table:table-cell>
          <table:table-cell office:value-type="float" office:value="0.815736" calcext:value-type="float">
            <text:p>0.815736</text:p>
          </table:table-cell>
        </table:table-row>
        <table:table-row table:style-name="ro1">
          <table:table-cell office:value-type="string" calcext:value-type="string">
            <text:p>564nm</text:p>
          </table:table-cell>
          <table:table-cell office:value-type="float" office:value="0.795747" calcext:value-type="float">
            <text:p>0.795747</text:p>
          </table:table-cell>
        </table:table-row>
        <table:table-row table:style-name="ro1">
          <table:table-cell office:value-type="string" calcext:value-type="string">
            <text:p>565nm</text:p>
          </table:table-cell>
          <table:table-cell office:value-type="float" office:value="0.77617" calcext:value-type="float">
            <text:p>0.77617</text:p>
          </table:table-cell>
        </table:table-row>
        <table:table-row table:style-name="ro1">
          <table:table-cell office:value-type="string" calcext:value-type="string">
            <text:p>566nm</text:p>
          </table:table-cell>
          <table:table-cell office:value-type="float" office:value="0.756922" calcext:value-type="float">
            <text:p>0.756922</text:p>
          </table:table-cell>
        </table:table-row>
        <table:table-row table:style-name="ro1">
          <table:table-cell office:value-type="string" calcext:value-type="string">
            <text:p>567nm</text:p>
          </table:table-cell>
          <table:table-cell office:value-type="float" office:value="0.737617" calcext:value-type="float">
            <text:p>0.737617</text:p>
          </table:table-cell>
        </table:table-row>
        <table:table-row table:style-name="ro1">
          <table:table-cell office:value-type="string" calcext:value-type="string">
            <text:p>568nm</text:p>
          </table:table-cell>
          <table:table-cell office:value-type="float" office:value="0.717975" calcext:value-type="float">
            <text:p>0.717975</text:p>
          </table:table-cell>
        </table:table-row>
        <table:table-row table:style-name="ro1">
          <table:table-cell office:value-type="string" calcext:value-type="string">
            <text:p>569nm</text:p>
          </table:table-cell>
          <table:table-cell office:value-type="float" office:value="0.697756" calcext:value-type="float">
            <text:p>0.697756</text:p>
          </table:table-cell>
        </table:table-row>
        <table:table-row table:style-name="ro1">
          <table:table-cell office:value-type="string" calcext:value-type="string">
            <text:p>570nm</text:p>
          </table:table-cell>
          <table:table-cell office:value-type="float" office:value="0.677035" calcext:value-type="float">
            <text:p>0.677035</text:p>
          </table:table-cell>
        </table:table-row>
        <table:table-row table:style-name="ro1">
          <table:table-cell office:value-type="string" calcext:value-type="string">
            <text:p>571nm</text:p>
          </table:table-cell>
          <table:table-cell office:value-type="float" office:value="0.656335" calcext:value-type="float">
            <text:p>0.656335</text:p>
          </table:table-cell>
        </table:table-row>
        <table:table-row table:style-name="ro1">
          <table:table-cell office:value-type="string" calcext:value-type="string">
            <text:p>572nm</text:p>
          </table:table-cell>
          <table:table-cell office:value-type="float" office:value="0.635941" calcext:value-type="float">
            <text:p>0.635941</text:p>
          </table:table-cell>
        </table:table-row>
        <table:table-row table:style-name="ro1">
          <table:table-cell office:value-type="string" calcext:value-type="string">
            <text:p>573nm</text:p>
          </table:table-cell>
          <table:table-cell office:value-type="float" office:value="0.616232" calcext:value-type="float">
            <text:p>0.616232</text:p>
          </table:table-cell>
        </table:table-row>
        <table:table-row table:style-name="ro1">
          <table:table-cell office:value-type="string" calcext:value-type="string">
            <text:p>574nm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575nm</text:p>
          </table:table-cell>
          <table:table-cell office:value-type="float" office:value="0.577955" calcext:value-type="float">
            <text:p>0.577955</text:p>
          </table:table-cell>
        </table:table-row>
        <table:table-row table:style-name="ro1">
          <table:table-cell office:value-type="string" calcext:value-type="string">
            <text:p>576nm</text:p>
          </table:table-cell>
          <table:table-cell office:value-type="float" office:value="0.558498" calcext:value-type="float">
            <text:p>0.558498</text:p>
          </table:table-cell>
        </table:table-row>
        <table:table-row table:style-name="ro1">
          <table:table-cell office:value-type="string" calcext:value-type="string">
            <text:p>577nm</text:p>
          </table:table-cell>
          <table:table-cell office:value-type="float" office:value="0.538587" calcext:value-type="float">
            <text:p>0.538587</text:p>
          </table:table-cell>
        </table:table-row>
        <table:table-row table:style-name="ro1">
          <table:table-cell office:value-type="string" calcext:value-type="string">
            <text:p>578nm</text:p>
          </table:table-cell>
          <table:table-cell office:value-type="float" office:value="0.518505" calcext:value-type="float">
            <text:p>0.518505</text:p>
          </table:table-cell>
        </table:table-row>
        <table:table-row table:style-name="ro1">
          <table:table-cell office:value-type="string" calcext:value-type="string">
            <text:p>579nm</text:p>
          </table:table-cell>
          <table:table-cell office:value-type="float" office:value="0.498382" calcext:value-type="float">
            <text:p>0.498382</text:p>
          </table:table-cell>
        </table:table-row>
        <table:table-row table:style-name="ro1">
          <table:table-cell office:value-type="string" calcext:value-type="string">
            <text:p>580nm</text:p>
          </table:table-cell>
          <table:table-cell office:value-type="float" office:value="0.478049" calcext:value-type="float">
            <text:p>0.478049</text:p>
          </table:table-cell>
        </table:table-row>
        <table:table-row table:style-name="ro1">
          <table:table-cell office:value-type="string" calcext:value-type="string">
            <text:p>581nm</text:p>
          </table:table-cell>
          <table:table-cell office:value-type="float" office:value="0.457515" calcext:value-type="float">
            <text:p>0.457515</text:p>
          </table:table-cell>
        </table:table-row>
        <table:table-row table:style-name="ro1">
          <table:table-cell office:value-type="string" calcext:value-type="string">
            <text:p>582nm</text:p>
          </table:table-cell>
          <table:table-cell office:value-type="float" office:value="0.436861" calcext:value-type="float">
            <text:p>0.436861</text:p>
          </table:table-cell>
        </table:table-row>
        <table:table-row table:style-name="ro1">
          <table:table-cell office:value-type="string" calcext:value-type="string">
            <text:p>583nm</text:p>
          </table:table-cell>
          <table:table-cell office:value-type="float" office:value="0.416274" calcext:value-type="float">
            <text:p>0.416274</text:p>
          </table:table-cell>
        </table:table-row>
        <table:table-row table:style-name="ro1">
          <table:table-cell office:value-type="string" calcext:value-type="string">
            <text:p>584nm</text:p>
          </table:table-cell>
          <table:table-cell office:value-type="float" office:value="0.39611" calcext:value-type="float">
            <text:p>0.39611</text:p>
          </table:table-cell>
        </table:table-row>
        <table:table-row table:style-name="ro1">
          <table:table-cell office:value-type="string" calcext:value-type="string">
            <text:p>585nm</text:p>
          </table:table-cell>
          <table:table-cell office:value-type="float" office:value="0.37654" calcext:value-type="float">
            <text:p>0.37654</text:p>
          </table:table-cell>
        </table:table-row>
        <table:table-row table:style-name="ro1">
          <table:table-cell office:value-type="string" calcext:value-type="string">
            <text:p>586nm</text:p>
          </table:table-cell>
          <table:table-cell office:value-type="float" office:value="0.357376" calcext:value-type="float">
            <text:p>0.357376</text:p>
          </table:table-cell>
        </table:table-row>
        <table:table-row table:style-name="ro1">
          <table:table-cell office:value-type="string" calcext:value-type="string">
            <text:p>587nm</text:p>
          </table:table-cell>
          <table:table-cell office:value-type="float" office:value="0.337947" calcext:value-type="float">
            <text:p>0.337947</text:p>
          </table:table-cell>
        </table:table-row>
        <table:table-row table:style-name="ro1">
          <table:table-cell office:value-type="string" calcext:value-type="string">
            <text:p>588nm</text:p>
          </table:table-cell>
          <table:table-cell office:value-type="float" office:value="0.318105" calcext:value-type="float">
            <text:p>0.318105</text:p>
          </table:table-cell>
        </table:table-row>
        <table:table-row table:style-name="ro1">
          <table:table-cell office:value-type="string" calcext:value-type="string">
            <text:p>589nm</text:p>
          </table:table-cell>
          <table:table-cell office:value-type="float" office:value="0.298649" calcext:value-type="float">
            <text:p>0.298649</text:p>
          </table:table-cell>
        </table:table-row>
        <table:table-row table:style-name="ro1">
          <table:table-cell office:value-type="string" calcext:value-type="string">
            <text:p>590nm</text:p>
          </table:table-cell>
          <table:table-cell office:value-type="float" office:value="0.279895" calcext:value-type="float">
            <text:p>0.279895</text:p>
          </table:table-cell>
        </table:table-row>
        <table:table-row table:style-name="ro1">
          <table:table-cell office:value-type="string" calcext:value-type="string">
            <text:p>591nm</text:p>
          </table:table-cell>
          <table:table-cell office:value-type="float" office:value="0.262007" calcext:value-type="float">
            <text:p>0.262007</text:p>
          </table:table-cell>
        </table:table-row>
        <table:table-row table:style-name="ro1">
          <table:table-cell office:value-type="string" calcext:value-type="string">
            <text:p>592nm</text:p>
          </table:table-cell>
          <table:table-cell office:value-type="float" office:value="0.244396" calcext:value-type="float">
            <text:p>0.244396</text:p>
          </table:table-cell>
        </table:table-row>
        <table:table-row table:style-name="ro1">
          <table:table-cell office:value-type="string" calcext:value-type="string">
            <text:p>593nm</text:p>
          </table:table-cell>
          <table:table-cell office:value-type="float" office:value="0.227506" calcext:value-type="float">
            <text:p>0.227506</text:p>
          </table:table-cell>
        </table:table-row>
        <table:table-row table:style-name="ro1">
          <table:table-cell office:value-type="string" calcext:value-type="string">
            <text:p>594nm</text:p>
          </table:table-cell>
          <table:table-cell office:value-type="float" office:value="0.211326" calcext:value-type="float">
            <text:p>0.211326</text:p>
          </table:table-cell>
        </table:table-row>
        <table:table-row table:style-name="ro1">
          <table:table-cell office:value-type="string" calcext:value-type="string">
            <text:p>595nm</text:p>
          </table:table-cell>
          <table:table-cell office:value-type="float" office:value="0.1959" calcext:value-type="float">
            <text:p>0.1959</text:p>
          </table:table-cell>
        </table:table-row>
        <table:table-row table:style-name="ro1">
          <table:table-cell office:value-type="string" calcext:value-type="string">
            <text:p>596nm</text:p>
          </table:table-cell>
          <table:table-cell office:value-type="float" office:value="0.180888" calcext:value-type="float">
            <text:p>0.180888</text:p>
          </table:table-cell>
        </table:table-row>
        <table:table-row table:style-name="ro1">
          <table:table-cell office:value-type="string" calcext:value-type="string">
            <text:p>597nm</text:p>
          </table:table-cell>
          <table:table-cell office:value-type="float" office:value="0.166164" calcext:value-type="float">
            <text:p>0.166164</text:p>
          </table:table-cell>
        </table:table-row>
        <table:table-row table:style-name="ro1">
          <table:table-cell office:value-type="string" calcext:value-type="string">
            <text:p>598nm</text:p>
          </table:table-cell>
          <table:table-cell office:value-type="float" office:value="0.152066" calcext:value-type="float">
            <text:p>0.152066</text:p>
          </table:table-cell>
        </table:table-row>
        <table:table-row table:style-name="ro1">
          <table:table-cell office:value-type="string" calcext:value-type="string">
            <text:p>599nm</text:p>
          </table:table-cell>
          <table:table-cell office:value-type="float" office:value="0.138491" calcext:value-type="float">
            <text:p>0.138491</text:p>
          </table:table-cell>
        </table:table-row>
        <table:table-row table:style-name="ro1">
          <table:table-cell office:value-type="string" calcext:value-type="string">
            <text:p>600nm</text:p>
          </table:table-cell>
          <table:table-cell office:value-type="float" office:value="0.125946" calcext:value-type="float">
            <text:p>0.125946</text:p>
          </table:table-cell>
        </table:table-row>
        <table:table-row table:style-name="ro1">
          <table:table-cell office:value-type="string" calcext:value-type="string">
            <text:p>601nm</text:p>
          </table:table-cell>
          <table:table-cell office:value-type="float" office:value="0.114018" calcext:value-type="float">
            <text:p>0.114018</text:p>
          </table:table-cell>
        </table:table-row>
        <table:table-row table:style-name="ro1">
          <table:table-cell office:value-type="string" calcext:value-type="string">
            <text:p>602nm</text:p>
          </table:table-cell>
          <table:table-cell office:value-type="float" office:value="0.103032" calcext:value-type="float">
            <text:p>0.103032</text:p>
          </table:table-cell>
        </table:table-row>
        <table:table-row table:style-name="ro1">
          <table:table-cell office:value-type="string" calcext:value-type="string">
            <text:p>603nm</text:p>
          </table:table-cell>
          <table:table-cell office:value-type="float" office:value="0.092454" calcext:value-type="float">
            <text:p>0.092454</text:p>
          </table:table-cell>
        </table:table-row>
        <table:table-row table:style-name="ro1">
          <table:table-cell office:value-type="string" calcext:value-type="string">
            <text:p>604nm</text:p>
          </table:table-cell>
          <table:table-cell office:value-type="float" office:value="0.082798" calcext:value-type="float">
            <text:p>0.082798</text:p>
          </table:table-cell>
        </table:table-row>
        <table:table-row table:style-name="ro1">
          <table:table-cell office:value-type="string" calcext:value-type="string">
            <text:p>605nm</text:p>
          </table:table-cell>
          <table:table-cell office:value-type="float" office:value="0.074092" calcext:value-type="float">
            <text:p>0.074092</text:p>
          </table:table-cell>
        </table:table-row>
        <table:table-row table:style-name="ro1">
          <table:table-cell office:value-type="string" calcext:value-type="string">
            <text:p>606nm</text:p>
          </table:table-cell>
          <table:table-cell office:value-type="float" office:value="0.06651" calcext:value-type="float">
            <text:p>0.06651</text:p>
          </table:table-cell>
        </table:table-row>
        <table:table-row table:style-name="ro1">
          <table:table-cell office:value-type="string" calcext:value-type="string">
            <text:p>607nm</text:p>
          </table:table-cell>
          <table:table-cell office:value-type="float" office:value="0.059931" calcext:value-type="float">
            <text:p>0.059931</text:p>
          </table:table-cell>
        </table:table-row>
        <table:table-row table:style-name="ro1">
          <table:table-cell office:value-type="string" calcext:value-type="string">
            <text:p>608nm</text:p>
          </table:table-cell>
          <table:table-cell office:value-type="float" office:value="0.054069" calcext:value-type="float">
            <text:p>0.054069</text:p>
          </table:table-cell>
        </table:table-row>
        <table:table-row table:style-name="ro1">
          <table:table-cell office:value-type="string" calcext:value-type="string">
            <text:p>609nm</text:p>
          </table:table-cell>
          <table:table-cell office:value-type="float" office:value="0.048923" calcext:value-type="float">
            <text:p>0.048923</text:p>
          </table:table-cell>
        </table:table-row>
        <table:table-row table:style-name="ro1">
          <table:table-cell office:value-type="string" calcext:value-type="string">
            <text:p>610nm</text:p>
          </table:table-cell>
          <table:table-cell office:value-type="float" office:value="0.044106" calcext:value-type="float">
            <text:p>0.044106</text:p>
          </table:table-cell>
        </table:table-row>
        <table:table-row table:style-name="ro1">
          <table:table-cell office:value-type="string" calcext:value-type="string">
            <text:p>611nm</text:p>
          </table:table-cell>
          <table:table-cell office:value-type="float" office:value="0.039657" calcext:value-type="float">
            <text:p>0.039657</text:p>
          </table:table-cell>
        </table:table-row>
        <table:table-row table:style-name="ro1">
          <table:table-cell office:value-type="string" calcext:value-type="string">
            <text:p>612nm</text:p>
          </table:table-cell>
          <table:table-cell office:value-type="float" office:value="0.035317" calcext:value-type="float">
            <text:p>0.035317</text:p>
          </table:table-cell>
        </table:table-row>
        <table:table-row table:style-name="ro1">
          <table:table-cell office:value-type="string" calcext:value-type="string">
            <text:p>613nm</text:p>
          </table:table-cell>
          <table:table-cell office:value-type="float" office:value="0.031493" calcext:value-type="float">
            <text:p>0.031493</text:p>
          </table:table-cell>
        </table:table-row>
        <table:table-row table:style-name="ro1">
          <table:table-cell office:value-type="string" calcext:value-type="string">
            <text:p>614nm</text:p>
          </table:table-cell>
          <table:table-cell office:value-type="float" office:value="0.028151" calcext:value-type="float">
            <text:p>0.028151</text:p>
          </table:table-cell>
        </table:table-row>
        <table:table-row table:style-name="ro1">
          <table:table-cell office:value-type="string" calcext:value-type="string">
            <text:p>615nm</text:p>
          </table:table-cell>
          <table:table-cell office:value-type="float" office:value="0.025591" calcext:value-type="float">
            <text:p>0.025591</text:p>
          </table:table-cell>
        </table:table-row>
        <table:table-row table:style-name="ro1">
          <table:table-cell office:value-type="string" calcext:value-type="string">
            <text:p>616nm</text:p>
          </table:table-cell>
          <table:table-cell office:value-type="float" office:value="0.023544" calcext:value-type="float">
            <text:p>0.023544</text:p>
          </table:table-cell>
        </table:table-row>
        <table:table-row table:style-name="ro1">
          <table:table-cell office:value-type="string" calcext:value-type="string">
            <text:p>617nm</text:p>
          </table:table-cell>
          <table:table-cell office:value-type="float" office:value="0.021997" calcext:value-type="float">
            <text:p>0.021997</text:p>
          </table:table-cell>
        </table:table-row>
        <table:table-row table:style-name="ro1">
          <table:table-cell office:value-type="string" calcext:value-type="string">
            <text:p>618nm</text:p>
          </table:table-cell>
          <table:table-cell office:value-type="float" office:value="0.020705" calcext:value-type="float">
            <text:p>0.020705</text:p>
          </table:table-cell>
        </table:table-row>
        <table:table-row table:style-name="ro1">
          <table:table-cell office:value-type="string" calcext:value-type="string">
            <text:p>619nm</text:p>
          </table:table-cell>
          <table:table-cell office:value-type="float" office:value="0.019462" calcext:value-type="float">
            <text:p>0.019462</text:p>
          </table:table-cell>
        </table:table-row>
        <table:table-row table:style-name="ro1">
          <table:table-cell office:value-type="string" calcext:value-type="string">
            <text:p>620nm</text:p>
          </table:table-cell>
          <table:table-cell office:value-type="float" office:value="0.018098" calcext:value-type="float">
            <text:p>0.018098</text:p>
          </table:table-cell>
        </table:table-row>
        <table:table-row table:style-name="ro1">
          <table:table-cell office:value-type="string" calcext:value-type="string">
            <text:p>621nm</text:p>
          </table:table-cell>
          <table:table-cell office:value-type="float" office:value="0.016593" calcext:value-type="float">
            <text:p>0.016593</text:p>
          </table:table-cell>
        </table:table-row>
        <table:table-row table:style-name="ro1">
          <table:table-cell office:value-type="string" calcext:value-type="string">
            <text:p>622nm</text:p>
          </table:table-cell>
          <table:table-cell office:value-type="float" office:value="0.015153" calcext:value-type="float">
            <text:p>0.015153</text:p>
          </table:table-cell>
        </table:table-row>
        <table:table-row table:style-name="ro1">
          <table:table-cell office:value-type="string" calcext:value-type="string">
            <text:p>623nm</text:p>
          </table:table-cell>
          <table:table-cell office:value-type="float" office:value="0.013916" calcext:value-type="float">
            <text:p>0.013916</text:p>
          </table:table-cell>
        </table:table-row>
        <table:table-row table:style-name="ro1">
          <table:table-cell office:value-type="string" calcext:value-type="string">
            <text:p>624nm</text:p>
          </table:table-cell>
          <table:table-cell office:value-type="float" office:value="0.013225" calcext:value-type="float">
            <text:p>0.013225</text:p>
          </table:table-cell>
        </table:table-row>
        <table:table-row table:style-name="ro1">
          <table:table-cell office:value-type="string" calcext:value-type="string">
            <text:p>625nm</text:p>
          </table:table-cell>
          <table:table-cell office:value-type="float" office:value="0.01294" calcext:value-type="float">
            <text:p>0.01294</text:p>
          </table:table-cell>
        </table:table-row>
        <table:table-row table:style-name="ro1">
          <table:table-cell office:value-type="string" calcext:value-type="string">
            <text:p>626nm</text:p>
          </table:table-cell>
          <table:table-cell office:value-type="float" office:value="0.012829" calcext:value-type="float">
            <text:p>0.012829</text:p>
          </table:table-cell>
        </table:table-row>
        <table:table-row table:style-name="ro1">
          <table:table-cell office:value-type="string" calcext:value-type="string">
            <text:p>627nm</text:p>
          </table:table-cell>
          <table:table-cell office:value-type="float" office:value="0.012493" calcext:value-type="float">
            <text:p>0.012493</text:p>
          </table:table-cell>
        </table:table-row>
        <table:table-row table:style-name="ro1">
          <table:table-cell office:value-type="string" calcext:value-type="string">
            <text:p>628nm</text:p>
          </table:table-cell>
          <table:table-cell office:value-type="float" office:value="0.011966" calcext:value-type="float">
            <text:p>0.011966</text:p>
          </table:table-cell>
        </table:table-row>
        <table:table-row table:style-name="ro1">
          <table:table-cell office:value-type="string" calcext:value-type="string">
            <text:p>629nm</text:p>
          </table:table-cell>
          <table:table-cell office:value-type="float" office:value="0.011461" calcext:value-type="float">
            <text:p>0.011461</text:p>
          </table:table-cell>
        </table:table-row>
        <table:table-row table:style-name="ro1">
          <table:table-cell office:value-type="string" calcext:value-type="string">
            <text:p>630nm</text:p>
          </table:table-cell>
          <table:table-cell office:value-type="float" office:value="0.011136" calcext:value-type="float">
            <text:p>0.011136</text:p>
          </table:table-cell>
        </table:table-row>
        <table:table-row table:style-name="ro1">
          <table:table-cell office:value-type="string" calcext:value-type="string">
            <text:p>631nm</text:p>
          </table:table-cell>
          <table:table-cell office:value-type="float" office:value="0.011029" calcext:value-type="float">
            <text:p>0.011029</text:p>
          </table:table-cell>
        </table:table-row>
        <table:table-row table:style-name="ro1">
          <table:table-cell office:value-type="string" calcext:value-type="string">
            <text:p>632nm</text:p>
          </table:table-cell>
          <table:table-cell office:value-type="float" office:value="0.010963" calcext:value-type="float">
            <text:p>0.010963</text:p>
          </table:table-cell>
        </table:table-row>
        <table:table-row table:style-name="ro1">
          <table:table-cell office:value-type="string" calcext:value-type="string">
            <text:p>633nm</text:p>
          </table:table-cell>
          <table:table-cell office:value-type="float" office:value="0.010656" calcext:value-type="float">
            <text:p>0.010656</text:p>
          </table:table-cell>
        </table:table-row>
        <table:table-row table:style-name="ro1">
          <table:table-cell office:value-type="string" calcext:value-type="string">
            <text:p>634nm</text:p>
          </table:table-cell>
          <table:table-cell office:value-type="float" office:value="0.010142" calcext:value-type="float">
            <text:p>0.010142</text:p>
          </table:table-cell>
        </table:table-row>
        <table:table-row table:style-name="ro1">
          <table:table-cell office:value-type="string" calcext:value-type="string">
            <text:p>635nm</text:p>
          </table:table-cell>
          <table:table-cell office:value-type="float" office:value="0.009729" calcext:value-type="float">
            <text:p>0.009729</text:p>
          </table:table-cell>
        </table:table-row>
        <table:table-row table:style-name="ro1">
          <table:table-cell office:value-type="string" calcext:value-type="string">
            <text:p>636nm</text:p>
          </table:table-cell>
          <table:table-cell office:value-type="float" office:value="0.009573" calcext:value-type="float">
            <text:p>0.009573</text:p>
          </table:table-cell>
        </table:table-row>
        <table:table-row table:style-name="ro1">
          <table:table-cell office:value-type="string" calcext:value-type="string">
            <text:p>637nm</text:p>
          </table:table-cell>
          <table:table-cell office:value-type="float" office:value="0.009595" calcext:value-type="float">
            <text:p>0.009595</text:p>
          </table:table-cell>
        </table:table-row>
        <table:table-row table:style-name="ro1">
          <table:table-cell office:value-type="string" calcext:value-type="string">
            <text:p>638nm</text:p>
          </table:table-cell>
          <table:table-cell office:value-type="float" office:value="0.009599" calcext:value-type="float">
            <text:p>0.009599</text:p>
          </table:table-cell>
        </table:table-row>
        <table:table-row table:style-name="ro1">
          <table:table-cell office:value-type="string" calcext:value-type="string">
            <text:p>639nm</text:p>
          </table:table-cell>
          <table:table-cell office:value-type="float" office:value="0.009368" calcext:value-type="float">
            <text:p>0.009368</text:p>
          </table:table-cell>
        </table:table-row>
        <table:table-row table:style-name="ro1">
          <table:table-cell office:value-type="string" calcext:value-type="string">
            <text:p>640nm</text:p>
          </table:table-cell>
          <table:table-cell office:value-type="float" office:value="0.008883" calcext:value-type="float">
            <text:p>0.008883</text:p>
          </table:table-cell>
        </table:table-row>
        <table:table-row table:style-name="ro1">
          <table:table-cell office:value-type="string" calcext:value-type="string">
            <text:p>641nm</text:p>
          </table:table-cell>
          <table:table-cell office:value-type="float" office:value="0.008246" calcext:value-type="float">
            <text:p>0.008246</text:p>
          </table:table-cell>
        </table:table-row>
        <table:table-row table:style-name="ro1">
          <table:table-cell office:value-type="string" calcext:value-type="string">
            <text:p>642nm</text:p>
          </table:table-cell>
          <table:table-cell office:value-type="float" office:value="0.007669" calcext:value-type="float">
            <text:p>0.007669</text:p>
          </table:table-cell>
        </table:table-row>
        <table:table-row table:style-name="ro1">
          <table:table-cell office:value-type="string" calcext:value-type="string">
            <text:p>643nm</text:p>
          </table:table-cell>
          <table:table-cell office:value-type="float" office:value="0.007504" calcext:value-type="float">
            <text:p>0.007504</text:p>
          </table:table-cell>
        </table:table-row>
        <table:table-row table:style-name="ro1">
          <table:table-cell office:value-type="string" calcext:value-type="string">
            <text:p>644nm</text:p>
          </table:table-cell>
          <table:table-cell office:value-type="float" office:value="0.007704" calcext:value-type="float">
            <text:p>0.007704</text:p>
          </table:table-cell>
        </table:table-row>
        <table:table-row table:style-name="ro1">
          <table:table-cell office:value-type="string" calcext:value-type="string">
            <text:p>645nm</text:p>
          </table:table-cell>
          <table:table-cell office:value-type="float" office:value="0.007663" calcext:value-type="float">
            <text:p>0.007663</text:p>
          </table:table-cell>
        </table:table-row>
        <table:table-row table:style-name="ro1">
          <table:table-cell office:value-type="string" calcext:value-type="string">
            <text:p>646nm</text:p>
          </table:table-cell>
          <table:table-cell office:value-type="float" office:value="0.006984" calcext:value-type="float">
            <text:p>0.006984</text:p>
          </table:table-cell>
        </table:table-row>
        <table:table-row table:style-name="ro1">
          <table:table-cell office:value-type="string" calcext:value-type="string">
            <text:p>647nm</text:p>
          </table:table-cell>
          <table:table-cell office:value-type="float" office:value="0.00629" calcext:value-type="float">
            <text:p>0.00629</text:p>
          </table:table-cell>
        </table:table-row>
        <table:table-row table:style-name="ro1">
          <table:table-cell office:value-type="string" calcext:value-type="string">
            <text:p>648nm</text:p>
          </table:table-cell>
          <table:table-cell office:value-type="float" office:value="0.006282" calcext:value-type="float">
            <text:p>0.006282</text:p>
          </table:table-cell>
        </table:table-row>
        <table:table-row table:style-name="ro1">
          <table:table-cell office:value-type="string" calcext:value-type="string">
            <text:p>649nm</text:p>
          </table:table-cell>
          <table:table-cell office:value-type="float" office:value="0.006671" calcext:value-type="float">
            <text:p>0.006671</text:p>
          </table:table-cell>
        </table:table-row>
        <table:table-row table:style-name="ro1">
          <table:table-cell office:value-type="string" calcext:value-type="string">
            <text:p>650nm</text:p>
          </table:table-cell>
          <table:table-cell office:value-type="float" office:value="0.006745" calcext:value-type="float">
            <text:p>0.006745</text:p>
          </table:table-cell>
        </table:table-row>
        <table:table-row table:style-name="ro1">
          <table:table-cell office:value-type="string" calcext:value-type="string">
            <text:p>651nm</text:p>
          </table:table-cell>
          <table:table-cell office:value-type="float" office:value="0.006405" calcext:value-type="float">
            <text:p>0.006405</text:p>
          </table:table-cell>
        </table:table-row>
        <table:table-row table:style-name="ro1">
          <table:table-cell office:value-type="string" calcext:value-type="string">
            <text:p>652nm</text:p>
          </table:table-cell>
          <table:table-cell office:value-type="float" office:value="0.005978" calcext:value-type="float">
            <text:p>0.005978</text:p>
          </table:table-cell>
        </table:table-row>
        <table:table-row table:style-name="ro1">
          <table:table-cell office:value-type="string" calcext:value-type="string">
            <text:p>653nm</text:p>
          </table:table-cell>
          <table:table-cell office:value-type="float" office:value="0.005789" calcext:value-type="float">
            <text:p>0.005789</text:p>
          </table:table-cell>
        </table:table-row>
        <table:table-row table:style-name="ro1">
          <table:table-cell office:value-type="string" calcext:value-type="string">
            <text:p>654nm</text:p>
          </table:table-cell>
          <table:table-cell office:value-type="float" office:value="0.005955" calcext:value-type="float">
            <text:p>0.005955</text:p>
          </table:table-cell>
        </table:table-row>
        <table:table-row table:style-name="ro1">
          <table:table-cell office:value-type="string" calcext:value-type="string">
            <text:p>655nm</text:p>
          </table:table-cell>
          <table:table-cell office:value-type="float" office:value="0.006328" calcext:value-type="float">
            <text:p>0.006328</text:p>
          </table:table-cell>
        </table:table-row>
        <table:table-row table:style-name="ro1">
          <table:table-cell office:value-type="string" calcext:value-type="string">
            <text:p>656nm</text:p>
          </table:table-cell>
          <table:table-cell office:value-type="float" office:value="0.006578" calcext:value-type="float">
            <text:p>0.006578</text:p>
          </table:table-cell>
        </table:table-row>
        <table:table-row table:style-name="ro1">
          <table:table-cell office:value-type="string" calcext:value-type="string">
            <text:p>657nm</text:p>
          </table:table-cell>
          <table:table-cell office:value-type="float" office:value="0.006344" calcext:value-type="float">
            <text:p>0.006344</text:p>
          </table:table-cell>
        </table:table-row>
        <table:table-row table:style-name="ro1">
          <table:table-cell office:value-type="string" calcext:value-type="string">
            <text:p>658nm</text:p>
          </table:table-cell>
          <table:table-cell office:value-type="float" office:value="0.005586" calcext:value-type="float">
            <text:p>0.005586</text:p>
          </table:table-cell>
        </table:table-row>
        <table:table-row table:style-name="ro1">
          <table:table-cell office:value-type="string" calcext:value-type="string">
            <text:p>659nm</text:p>
          </table:table-cell>
          <table:table-cell office:value-type="float" office:value="0.004689" calcext:value-type="float">
            <text:p>0.004689</text:p>
          </table:table-cell>
        </table:table-row>
        <table:table-row table:style-name="ro1">
          <table:table-cell office:value-type="string" calcext:value-type="string">
            <text:p>660nm</text:p>
          </table:table-cell>
          <table:table-cell office:value-type="float" office:value="0.004162" calcext:value-type="float">
            <text:p>0.004162</text:p>
          </table:table-cell>
        </table:table-row>
        <table:table-row table:style-name="ro1">
          <table:table-cell office:value-type="string" calcext:value-type="string">
            <text:p>661nm</text:p>
          </table:table-cell>
          <table:table-cell office:value-type="float" office:value="0.00406" calcext:value-type="float">
            <text:p>0.00406</text:p>
          </table:table-cell>
        </table:table-row>
        <table:table-row table:style-name="ro1">
          <table:table-cell office:value-type="string" calcext:value-type="string">
            <text:p>662nm</text:p>
          </table:table-cell>
          <table:table-cell office:value-type="float" office:value="0.003946" calcext:value-type="float">
            <text:p>0.003946</text:p>
          </table:table-cell>
        </table:table-row>
        <table:table-row table:style-name="ro1">
          <table:table-cell office:value-type="string" calcext:value-type="string">
            <text:p>663nm</text:p>
          </table:table-cell>
          <table:table-cell office:value-type="float" office:value="0.003842" calcext:value-type="float">
            <text:p>0.003842</text:p>
          </table:table-cell>
        </table:table-row>
        <table:table-row table:style-name="ro1">
          <table:table-cell office:value-type="string" calcext:value-type="string">
            <text:p>664nm</text:p>
          </table:table-cell>
          <table:table-cell office:value-type="float" office:value="0.00423" calcext:value-type="float">
            <text:p>0.00423</text:p>
          </table:table-cell>
        </table:table-row>
        <table:table-row table:style-name="ro1">
          <table:table-cell office:value-type="string" calcext:value-type="string">
            <text:p>665nm</text:p>
          </table:table-cell>
          <table:table-cell office:value-type="float" office:value="0.004863" calcext:value-type="float">
            <text:p>0.004863</text:p>
          </table:table-cell>
        </table:table-row>
        <table:table-row table:style-name="ro1">
          <table:table-cell office:value-type="string" calcext:value-type="string">
            <text:p>666nm</text:p>
          </table:table-cell>
          <table:table-cell office:value-type="float" office:value="0.004943" calcext:value-type="float">
            <text:p>0.004943</text:p>
          </table:table-cell>
        </table:table-row>
        <table:table-row table:style-name="ro1">
          <table:table-cell office:value-type="string" calcext:value-type="string">
            <text:p>667nm</text:p>
          </table:table-cell>
          <table:table-cell office:value-type="float" office:value="0.00432" calcext:value-type="float">
            <text:p>0.00432</text:p>
          </table:table-cell>
        </table:table-row>
        <table:table-row table:style-name="ro1">
          <table:table-cell office:value-type="string" calcext:value-type="string">
            <text:p>668nm</text:p>
          </table:table-cell>
          <table:table-cell office:value-type="float" office:value="0.00366" calcext:value-type="float">
            <text:p>0.00366</text:p>
          </table:table-cell>
        </table:table-row>
        <table:table-row table:style-name="ro1">
          <table:table-cell office:value-type="string" calcext:value-type="string">
            <text:p>669nm</text:p>
          </table:table-cell>
          <table:table-cell office:value-type="float" office:value="0.00347" calcext:value-type="float">
            <text:p>0.00347</text:p>
          </table:table-cell>
        </table:table-row>
        <table:table-row table:style-name="ro1">
          <table:table-cell office:value-type="string" calcext:value-type="string">
            <text:p>670nm</text:p>
          </table:table-cell>
          <table:table-cell office:value-type="float" office:value="0.003551" calcext:value-type="float">
            <text:p>0.003551</text:p>
          </table:table-cell>
        </table:table-row>
        <table:table-row table:style-name="ro1">
          <table:table-cell office:value-type="string" calcext:value-type="string">
            <text:p>671nm</text:p>
          </table:table-cell>
          <table:table-cell office:value-type="float" office:value="0.003541" calcext:value-type="float">
            <text:p>0.003541</text:p>
          </table:table-cell>
        </table:table-row>
        <table:table-row table:style-name="ro1">
          <table:table-cell office:value-type="string" calcext:value-type="string">
            <text:p>672nm</text:p>
          </table:table-cell>
          <table:table-cell office:value-type="float" office:value="0.003316" calcext:value-type="float">
            <text:p>0.003316</text:p>
          </table:table-cell>
        </table:table-row>
        <table:table-row table:style-name="ro1">
          <table:table-cell office:value-type="string" calcext:value-type="string">
            <text:p>673nm</text:p>
          </table:table-cell>
          <table:table-cell office:value-type="float" office:value="0.002927" calcext:value-type="float">
            <text:p>0.002927</text:p>
          </table:table-cell>
        </table:table-row>
        <table:table-row table:style-name="ro1">
          <table:table-cell office:value-type="string" calcext:value-type="string">
            <text:p>674nm</text:p>
          </table:table-cell>
          <table:table-cell office:value-type="float" office:value="0.002538" calcext:value-type="float">
            <text:p>0.002538</text:p>
          </table:table-cell>
        </table:table-row>
        <table:table-row table:style-name="ro1">
          <table:table-cell office:value-type="string" calcext:value-type="string">
            <text:p>675nm</text:p>
          </table:table-cell>
          <table:table-cell office:value-type="float" office:value="0.002281" calcext:value-type="float">
            <text:p>0.002281</text:p>
          </table:table-cell>
        </table:table-row>
        <table:table-row table:style-name="ro1">
          <table:table-cell office:value-type="string" calcext:value-type="string">
            <text:p>676nm</text:p>
          </table:table-cell>
          <table:table-cell office:value-type="float" office:value="0.002113" calcext:value-type="float">
            <text:p>0.002113</text:p>
          </table:table-cell>
        </table:table-row>
        <table:table-row table:style-name="ro1">
          <table:table-cell office:value-type="string" calcext:value-type="string">
            <text:p>677nm</text:p>
          </table:table-cell>
          <table:table-cell office:value-type="float" office:value="0.002028" calcext:value-type="float">
            <text:p>0.002028</text:p>
          </table:table-cell>
        </table:table-row>
        <table:table-row table:style-name="ro1">
          <table:table-cell office:value-type="string" calcext:value-type="string">
            <text:p>678nm</text:p>
          </table:table-cell>
          <table:table-cell office:value-type="float" office:value="0.002108" calcext:value-type="float">
            <text:p>0.002108</text:p>
          </table:table-cell>
        </table:table-row>
        <table:table-row table:style-name="ro1">
          <table:table-cell office:value-type="string" calcext:value-type="string">
            <text:p>679nm</text:p>
          </table:table-cell>
          <table:table-cell office:value-type="float" office:value="0.002431" calcext:value-type="float">
            <text:p>0.002431</text:p>
          </table:table-cell>
        </table:table-row>
        <table:table-row table:style-name="ro1">
          <table:table-cell office:value-type="string" calcext:value-type="string">
            <text:p>680nm</text:p>
          </table:table-cell>
          <table:table-cell office:value-type="float" office:value="0.003033" calcext:value-type="float">
            <text:p>0.003033</text:p>
          </table:table-cell>
        </table:table-row>
        <table:table-row table:style-name="ro1">
          <table:table-cell office:value-type="string" calcext:value-type="string">
            <text:p>681nm</text:p>
          </table:table-cell>
          <table:table-cell office:value-type="float" office:value="0.003522" calcext:value-type="float">
            <text:p>0.003522</text:p>
          </table:table-cell>
        </table:table-row>
        <table:table-row table:style-name="ro1">
          <table:table-cell office:value-type="string" calcext:value-type="string">
            <text:p>682nm</text:p>
          </table:table-cell>
          <table:table-cell office:value-type="float" office:value="0.003489" calcext:value-type="float">
            <text:p>0.003489</text:p>
          </table:table-cell>
        </table:table-row>
        <table:table-row table:style-name="ro1">
          <table:table-cell office:value-type="string" calcext:value-type="string">
            <text:p>683nm</text:p>
          </table:table-cell>
          <table:table-cell office:value-type="float" office:value="0.003215" calcext:value-type="float">
            <text:p>0.003215</text:p>
          </table:table-cell>
        </table:table-row>
        <table:table-row table:style-name="ro1">
          <table:table-cell office:value-type="string" calcext:value-type="string">
            <text:p>684nm</text:p>
          </table:table-cell>
          <table:table-cell office:value-type="float" office:value="0.003352" calcext:value-type="float">
            <text:p>0.003352</text:p>
          </table:table-cell>
        </table:table-row>
        <table:table-row table:style-name="ro1">
          <table:table-cell office:value-type="string" calcext:value-type="string">
            <text:p>685nm</text:p>
          </table:table-cell>
          <table:table-cell office:value-type="float" office:value="0.003881" calcext:value-type="float">
            <text:p>0.003881</text:p>
          </table:table-cell>
        </table:table-row>
        <table:table-row table:style-name="ro1">
          <table:table-cell office:value-type="string" calcext:value-type="string">
            <text:p>686nm</text:p>
          </table:table-cell>
          <table:table-cell office:value-type="float" office:value="0.004155" calcext:value-type="float">
            <text:p>0.004155</text:p>
          </table:table-cell>
        </table:table-row>
        <table:table-row table:style-name="ro1">
          <table:table-cell office:value-type="string" calcext:value-type="string">
            <text:p>687nm</text:p>
          </table:table-cell>
          <table:table-cell office:value-type="float" office:value="0.004008" calcext:value-type="float">
            <text:p>0.004008</text:p>
          </table:table-cell>
        </table:table-row>
        <table:table-row table:style-name="ro1">
          <table:table-cell office:value-type="string" calcext:value-type="string">
            <text:p>688nm</text:p>
          </table:table-cell>
          <table:table-cell office:value-type="float" office:value="0.003899" calcext:value-type="float">
            <text:p>0.003899</text:p>
          </table:table-cell>
        </table:table-row>
        <table:table-row table:style-name="ro1">
          <table:table-cell office:value-type="string" calcext:value-type="string">
            <text:p>689nm</text:p>
          </table:table-cell>
          <table:table-cell office:value-type="float" office:value="0.003983" calcext:value-type="float">
            <text:p>0.003983</text:p>
          </table:table-cell>
        </table:table-row>
        <table:table-row table:style-name="ro1">
          <table:table-cell office:value-type="string" calcext:value-type="string">
            <text:p>690nm</text:p>
          </table:table-cell>
          <table:table-cell office:value-type="float" office:value="0.004021" calcext:value-type="float">
            <text:p>0.004021</text:p>
          </table:table-cell>
        </table:table-row>
        <table:table-row table:style-name="ro1">
          <table:table-cell office:value-type="string" calcext:value-type="string">
            <text:p>691nm</text:p>
          </table:table-cell>
          <table:table-cell office:value-type="float" office:value="0.003591" calcext:value-type="float">
            <text:p>0.003591</text:p>
          </table:table-cell>
        </table:table-row>
        <table:table-row table:style-name="ro1">
          <table:table-cell office:value-type="string" calcext:value-type="string">
            <text:p>692nm</text:p>
          </table:table-cell>
          <table:table-cell office:value-type="float" office:value="0.002686" calcext:value-type="float">
            <text:p>0.002686</text:p>
          </table:table-cell>
        </table:table-row>
        <table:table-row table:style-name="ro1">
          <table:table-cell office:value-type="string" calcext:value-type="string">
            <text:p>693nm</text:p>
          </table:table-cell>
          <table:table-cell office:value-type="float" office:value="0.001959" calcext:value-type="float">
            <text:p>0.001959</text:p>
          </table:table-cell>
        </table:table-row>
        <table:table-row table:style-name="ro1">
          <table:table-cell office:value-type="string" calcext:value-type="string">
            <text:p>694nm</text:p>
          </table:table-cell>
          <table:table-cell office:value-type="float" office:value="0.001871" calcext:value-type="float">
            <text:p>0.001871</text:p>
          </table:table-cell>
        </table:table-row>
        <table:table-row table:style-name="ro1">
          <table:table-cell office:value-type="string" calcext:value-type="string">
            <text:p>695nm</text:p>
          </table:table-cell>
          <table:table-cell office:value-type="float" office:value="0.002539" calcext:value-type="float">
            <text:p>0.002539</text:p>
          </table:table-cell>
        </table:table-row>
        <table:table-row table:style-name="ro1">
          <table:table-cell office:value-type="string" calcext:value-type="string">
            <text:p>696nm</text:p>
          </table:table-cell>
          <table:table-cell office:value-type="float" office:value="0.003365" calcext:value-type="float">
            <text:p>0.003365</text:p>
          </table:table-cell>
        </table:table-row>
        <table:table-row table:style-name="ro1">
          <table:table-cell office:value-type="string" calcext:value-type="string">
            <text:p>697nm</text:p>
          </table:table-cell>
          <table:table-cell office:value-type="float" office:value="0.003232" calcext:value-type="float">
            <text:p>0.003232</text:p>
          </table:table-cell>
        </table:table-row>
        <table:table-row table:style-name="ro1">
          <table:table-cell office:value-type="string" calcext:value-type="string">
            <text:p>698nm</text:p>
          </table:table-cell>
          <table:table-cell office:value-type="float" office:value="0.002116" calcext:value-type="float">
            <text:p>0.002116</text:p>
          </table:table-cell>
        </table:table-row>
        <table:table-row table:style-name="ro1">
          <table:table-cell office:value-type="string" calcext:value-type="string">
            <text:p>699nm</text:p>
          </table:table-cell>
          <table:table-cell office:value-type="float" office:value="0.000865" calcext:value-type="float">
            <text:p>0.000865</text:p>
          </table:table-cell>
        </table:table-row>
        <table:table-row table:style-name="ro1">
          <table:table-cell office:value-type="string" calcext:value-type="string">
            <text:p>700nm</text:p>
          </table:table-cell>
          <table:table-cell office:value-type="float" office:value="0.000442" calcext:value-type="float">
            <text:p>0.000442</text:p>
          </table:table-cell>
        </table:table-row>
        <table:table-row table:style-name="ro1">
          <table:table-cell office:value-type="string" calcext:value-type="string">
            <text:p>701nm</text:p>
          </table:table-cell>
          <table:table-cell office:value-type="float" office:value="0.000888" calcext:value-type="float">
            <text:p>0.000888</text:p>
          </table:table-cell>
        </table:table-row>
        <table:table-row table:style-name="ro1">
          <table:table-cell office:value-type="string" calcext:value-type="string">
            <text:p>702nm</text:p>
          </table:table-cell>
          <table:table-cell office:value-type="float" office:value="0.001412" calcext:value-type="float">
            <text:p>0.001412</text:p>
          </table:table-cell>
        </table:table-row>
        <table:table-row table:style-name="ro1">
          <table:table-cell office:value-type="string" calcext:value-type="string">
            <text:p>703nm</text:p>
          </table:table-cell>
          <table:table-cell office:value-type="float" office:value="0.002203" calcext:value-type="float">
            <text:p>0.002203</text:p>
          </table:table-cell>
        </table:table-row>
        <table:table-row table:style-name="ro1">
          <table:table-cell office:value-type="string" calcext:value-type="string">
            <text:p>704nm</text:p>
          </table:table-cell>
          <table:table-cell office:value-type="float" office:value="0.003024" calcext:value-type="float">
            <text:p>0.003024</text:p>
          </table:table-cell>
        </table:table-row>
        <table:table-row table:style-name="ro1">
          <table:table-cell office:value-type="string" calcext:value-type="string">
            <text:p>705nm</text:p>
          </table:table-cell>
          <table:table-cell office:value-type="float" office:value="0.003413" calcext:value-type="float">
            <text:p>0.003413</text:p>
          </table:table-cell>
        </table:table-row>
        <table:table-row table:style-name="ro1">
          <table:table-cell office:value-type="string" calcext:value-type="string">
            <text:p>706nm</text:p>
          </table:table-cell>
          <table:table-cell office:value-type="float" office:value="0.00304" calcext:value-type="float">
            <text:p>0.00304</text:p>
          </table:table-cell>
        </table:table-row>
        <table:table-row table:style-name="ro1">
          <table:table-cell office:value-type="string" calcext:value-type="string">
            <text:p>707nm</text:p>
          </table:table-cell>
          <table:table-cell office:value-type="float" office:value="0.001972" calcext:value-type="float">
            <text:p>0.001972</text:p>
          </table:table-cell>
        </table:table-row>
        <table:table-row table:style-name="ro1">
          <table:table-cell office:value-type="string" calcext:value-type="string">
            <text:p>708nm</text:p>
          </table:table-cell>
          <table:table-cell office:value-type="float" office:value="0.001069" calcext:value-type="float">
            <text:p>0.001069</text:p>
          </table:table-cell>
        </table:table-row>
        <table:table-row table:style-name="ro1">
          <table:table-cell office:value-type="string" calcext:value-type="string">
            <text:p>709nm</text:p>
          </table:table-cell>
          <table:table-cell office:value-type="float" office:value="0.000779" calcext:value-type="float">
            <text:p>0.000779</text:p>
          </table:table-cell>
        </table:table-row>
        <table:table-row table:style-name="ro1">
          <table:table-cell office:value-type="string" calcext:value-type="string">
            <text:p>710nm</text:p>
          </table:table-cell>
          <table:table-cell office:value-type="float" office:value="0.001255" calcext:value-type="float">
            <text:p>0.001255</text:p>
          </table:table-cell>
        </table:table-row>
        <table:table-row table:style-name="ro1">
          <table:table-cell office:value-type="string" calcext:value-type="string">
            <text:p>711nm</text:p>
          </table:table-cell>
          <table:table-cell office:value-type="float" office:value="0.002034" calcext:value-type="float">
            <text:p>0.002034</text:p>
          </table:table-cell>
        </table:table-row>
        <table:table-row table:style-name="ro1">
          <table:table-cell office:value-type="string" calcext:value-type="string">
            <text:p>712nm</text:p>
          </table:table-cell>
          <table:table-cell office:value-type="float" office:value="0.002289" calcext:value-type="float">
            <text:p>0.002289</text:p>
          </table:table-cell>
        </table:table-row>
        <table:table-row table:style-name="ro1">
          <table:table-cell office:value-type="string" calcext:value-type="string">
            <text:p>713nm</text:p>
          </table:table-cell>
          <table:table-cell office:value-type="float" office:value="0.00195" calcext:value-type="float">
            <text:p>0.00195</text:p>
          </table:table-cell>
        </table:table-row>
        <table:table-row table:style-name="ro1">
          <table:table-cell office:value-type="string" calcext:value-type="string">
            <text:p>714nm</text:p>
          </table:table-cell>
          <table:table-cell office:value-type="float" office:value="0.001348" calcext:value-type="float">
            <text:p>0.001348</text:p>
          </table:table-cell>
        </table:table-row>
        <table:table-row table:style-name="ro1">
          <table:table-cell office:value-type="string" calcext:value-type="string">
            <text:p>715nm</text:p>
          </table:table-cell>
          <table:table-cell office:value-type="float" office:value="0.00107" calcext:value-type="float">
            <text:p>0.00107</text:p>
          </table:table-cell>
        </table:table-row>
        <table:table-row table:style-name="ro1">
          <table:table-cell office:value-type="string" calcext:value-type="string">
            <text:p>716nm</text:p>
          </table:table-cell>
          <table:table-cell office:value-type="float" office:value="0.001527" calcext:value-type="float">
            <text:p>0.001527</text:p>
          </table:table-cell>
        </table:table-row>
        <table:table-row table:style-name="ro1">
          <table:table-cell office:value-type="string" calcext:value-type="string">
            <text:p>717nm</text:p>
          </table:table-cell>
          <table:table-cell office:value-type="float" office:value="0.002426" calcext:value-type="float">
            <text:p>0.002426</text:p>
          </table:table-cell>
        </table:table-row>
        <table:table-row table:style-name="ro1">
          <table:table-cell office:value-type="string" calcext:value-type="string">
            <text:p>718nm</text:p>
          </table:table-cell>
          <table:table-cell office:value-type="float" office:value="0.003769" calcext:value-type="float">
            <text:p>0.003769</text:p>
          </table:table-cell>
        </table:table-row>
        <table:table-row table:style-name="ro1">
          <table:table-cell office:value-type="string" calcext:value-type="string">
            <text:p>719nm</text:p>
          </table:table-cell>
          <table:table-cell office:value-type="float" office:value="0.004674" calcext:value-type="float">
            <text:p>0.004674</text:p>
          </table:table-cell>
        </table:table-row>
        <table:table-row table:style-name="ro1">
          <table:table-cell office:value-type="string" calcext:value-type="string">
            <text:p>720nm</text:p>
          </table:table-cell>
          <table:table-cell office:value-type="float" office:value="0.004543" calcext:value-type="float">
            <text:p>0.004543</text:p>
          </table:table-cell>
        </table:table-row>
        <table:table-row table:style-name="ro1">
          <table:table-cell office:value-type="string" calcext:value-type="string">
            <text:p>721nm</text:p>
          </table:table-cell>
          <table:table-cell office:value-type="float" office:value="0.003504" calcext:value-type="float">
            <text:p>0.003504</text:p>
          </table:table-cell>
        </table:table-row>
        <table:table-row table:style-name="ro1">
          <table:table-cell office:value-type="string" calcext:value-type="string">
            <text:p>722nm</text:p>
          </table:table-cell>
          <table:table-cell office:value-type="float" office:value="0.002199" calcext:value-type="float">
            <text:p>0.002199</text:p>
          </table:table-cell>
        </table:table-row>
        <table:table-row table:style-name="ro1">
          <table:table-cell office:value-type="string" calcext:value-type="string">
            <text:p>723nm</text:p>
          </table:table-cell>
          <table:table-cell office:value-type="float" office:value="0.001658" calcext:value-type="float">
            <text:p>0.001658</text:p>
          </table:table-cell>
        </table:table-row>
        <table:table-row table:style-name="ro1">
          <table:table-cell office:value-type="string" calcext:value-type="string">
            <text:p>724nm</text:p>
          </table:table-cell>
          <table:table-cell office:value-type="float" office:value="0.001761" calcext:value-type="float">
            <text:p>0.001761</text:p>
          </table:table-cell>
        </table:table-row>
        <table:table-row table:style-name="ro1">
          <table:table-cell office:value-type="string" calcext:value-type="string">
            <text:p>725nm</text:p>
          </table:table-cell>
          <table:table-cell office:value-type="float" office:value="0.001716" calcext:value-type="float">
            <text:p>0.001716</text:p>
          </table:table-cell>
        </table:table-row>
        <table:table-row table:style-name="ro1">
          <table:table-cell office:value-type="string" calcext:value-type="string">
            <text:p>726nm</text:p>
          </table:table-cell>
          <table:table-cell office:value-type="float" office:value="0.00128" calcext:value-type="float">
            <text:p>0.00128</text:p>
          </table:table-cell>
        </table:table-row>
        <table:table-row table:style-name="ro1">
          <table:table-cell office:value-type="string" calcext:value-type="string">
            <text:p>727nm</text:p>
          </table:table-cell>
          <table:table-cell office:value-type="float" office:value="0.001205" calcext:value-type="float">
            <text:p>0.001205</text:p>
          </table:table-cell>
        </table:table-row>
        <table:table-row table:style-name="ro1">
          <table:table-cell office:value-type="string" calcext:value-type="string">
            <text:p>728nm</text:p>
          </table:table-cell>
          <table:table-cell office:value-type="float" office:value="0.001995" calcext:value-type="float">
            <text:p>0.001995</text:p>
          </table:table-cell>
        </table:table-row>
        <table:table-row table:style-name="ro1">
          <table:table-cell office:value-type="string" calcext:value-type="string">
            <text:p>729nm</text:p>
          </table:table-cell>
          <table:table-cell office:value-type="float" office:value="0.003162" calcext:value-type="float">
            <text:p>0.003162</text:p>
          </table:table-cell>
        </table:table-row>
        <table:table-row table:style-name="ro1">
          <table:table-cell office:value-type="string" calcext:value-type="string">
            <text:p>730nm</text:p>
          </table:table-cell>
          <table:table-cell office:value-type="float" office:value="0.003517" calcext:value-type="float">
            <text:p>0.003517</text:p>
          </table:table-cell>
        </table:table-row>
        <table:table-row table:style-name="ro1">
          <table:table-cell office:value-type="string" calcext:value-type="string">
            <text:p>731nm</text:p>
          </table:table-cell>
          <table:table-cell office:value-type="float" office:value="0.003008" calcext:value-type="float">
            <text:p>0.003008</text:p>
          </table:table-cell>
        </table:table-row>
        <table:table-row table:style-name="ro1">
          <table:table-cell office:value-type="string" calcext:value-type="string">
            <text:p>732nm</text:p>
          </table:table-cell>
          <table:table-cell office:value-type="float" office:value="0.002016" calcext:value-type="float">
            <text:p>0.002016</text:p>
          </table:table-cell>
        </table:table-row>
        <table:table-row table:style-name="ro1">
          <table:table-cell office:value-type="string" calcext:value-type="string">
            <text:p>733nm</text:p>
          </table:table-cell>
          <table:table-cell office:value-type="float" office:value="0.000936" calcext:value-type="float">
            <text:p>0.000936</text:p>
          </table:table-cell>
        </table:table-row>
        <table:table-row table:style-name="ro1">
          <table:table-cell office:value-type="string" calcext:value-type="string">
            <text:p>734nm</text:p>
          </table:table-cell>
          <table:table-cell office:value-type="float" office:value="0.000348" calcext:value-type="float">
            <text:p>0.000348</text:p>
          </table:table-cell>
        </table:table-row>
        <table:table-row table:style-name="ro1">
          <table:table-cell office:value-type="string" calcext:value-type="string">
            <text:p>735nm</text:p>
          </table:table-cell>
          <table:table-cell office:value-type="float" office:value="0.00028" calcext:value-type="float">
            <text:p>0.00028</text:p>
          </table:table-cell>
        </table:table-row>
        <table:table-row table:style-name="ro1">
          <table:table-cell office:value-type="string" calcext:value-type="string">
            <text:p>736nm</text:p>
          </table:table-cell>
          <table:table-cell office:value-type="float" office:value="0.001116" calcext:value-type="float">
            <text:p>0.001116</text:p>
          </table:table-cell>
        </table:table-row>
        <table:table-row table:style-name="ro1">
          <table:table-cell office:value-type="string" calcext:value-type="string">
            <text:p>737nm</text:p>
          </table:table-cell>
          <table:table-cell office:value-type="float" office:value="0.002142" calcext:value-type="float">
            <text:p>0.002142</text:p>
          </table:table-cell>
        </table:table-row>
        <table:table-row table:style-name="ro1">
          <table:table-cell office:value-type="string" calcext:value-type="string">
            <text:p>738nm</text:p>
          </table:table-cell>
          <table:table-cell office:value-type="float" office:value="0.002818" calcext:value-type="float">
            <text:p>0.002818</text:p>
          </table:table-cell>
        </table:table-row>
        <table:table-row table:style-name="ro1">
          <table:table-cell office:value-type="string" calcext:value-type="string">
            <text:p>739nm</text:p>
          </table:table-cell>
          <table:table-cell office:value-type="float" office:value="0.002908" calcext:value-type="float">
            <text:p>0.002908</text:p>
          </table:table-cell>
        </table:table-row>
        <table:table-row table:style-name="ro1">
          <table:table-cell office:value-type="string" calcext:value-type="string">
            <text:p>740nm</text:p>
          </table:table-cell>
          <table:table-cell office:value-type="float" office:value="0.002855" calcext:value-type="float">
            <text:p>0.002855</text:p>
          </table:table-cell>
        </table:table-row>
        <table:table-row table:style-name="ro1">
          <table:table-cell office:value-type="string" calcext:value-type="string">
            <text:p>741nm</text:p>
          </table:table-cell>
          <table:table-cell office:value-type="float" office:value="0.002795" calcext:value-type="float">
            <text:p>0.002795</text:p>
          </table:table-cell>
        </table:table-row>
        <table:table-row table:style-name="ro1">
          <table:table-cell office:value-type="string" calcext:value-type="string">
            <text:p>742nm</text:p>
          </table:table-cell>
          <table:table-cell office:value-type="float" office:value="0.002487" calcext:value-type="float">
            <text:p>0.002487</text:p>
          </table:table-cell>
        </table:table-row>
        <table:table-row table:style-name="ro1">
          <table:table-cell office:value-type="string" calcext:value-type="string">
            <text:p>743nm</text:p>
          </table:table-cell>
          <table:table-cell office:value-type="float" office:value="0.001685" calcext:value-type="float">
            <text:p>0.001685</text:p>
          </table:table-cell>
        </table:table-row>
        <table:table-row table:style-name="ro1">
          <table:table-cell office:value-type="string" calcext:value-type="string">
            <text:p>744nm</text:p>
          </table:table-cell>
          <table:table-cell office:value-type="float" office:value="0.001195" calcext:value-type="float">
            <text:p>0.001195</text:p>
          </table:table-cell>
        </table:table-row>
        <table:table-row table:style-name="ro1">
          <table:table-cell office:value-type="string" calcext:value-type="string">
            <text:p>745nm</text:p>
          </table:table-cell>
          <table:table-cell office:value-type="float" office:value="0.001712" calcext:value-type="float">
            <text:p>0.001712</text:p>
          </table:table-cell>
        </table:table-row>
        <table:table-row table:style-name="ro1">
          <table:table-cell office:value-type="string" calcext:value-type="string">
            <text:p>746nm</text:p>
          </table:table-cell>
          <table:table-cell office:value-type="float" office:value="0.002316" calcext:value-type="float">
            <text:p>0.002316</text:p>
          </table:table-cell>
        </table:table-row>
        <table:table-row table:style-name="ro1">
          <table:table-cell office:value-type="string" calcext:value-type="string">
            <text:p>747nm</text:p>
          </table:table-cell>
          <table:table-cell office:value-type="float" office:value="0.002036" calcext:value-type="float">
            <text:p>0.002036</text:p>
          </table:table-cell>
        </table:table-row>
        <table:table-row table:style-name="ro1">
          <table:table-cell office:value-type="string" calcext:value-type="string">
            <text:p>748nm</text:p>
          </table:table-cell>
          <table:table-cell office:value-type="float" office:value="0.000928" calcext:value-type="float">
            <text:p>0.000928</text:p>
          </table:table-cell>
        </table:table-row>
        <table:table-row table:style-name="ro1">
          <table:table-cell office:value-type="string" calcext:value-type="string">
            <text:p>749nm</text:p>
          </table:table-cell>
          <table:table-cell office:value-type="float" office:value="0.000343" calcext:value-type="float">
            <text:p>0.000343</text:p>
          </table:table-cell>
        </table:table-row>
        <table:table-row table:style-name="ro1">
          <table:table-cell office:value-type="string" calcext:value-type="string">
            <text:p>750nm</text:p>
          </table:table-cell>
          <table:table-cell office:value-type="float" office:value="0.001417" calcext:value-type="float">
            <text:p>0.001417</text:p>
          </table:table-cell>
        </table:table-row>
        <table:table-row table:style-name="ro1">
          <table:table-cell office:value-type="string" calcext:value-type="string">
            <text:p>751nm</text:p>
          </table:table-cell>
          <table:table-cell office:value-type="float" office:value="0.002469" calcext:value-type="float">
            <text:p>0.002469</text:p>
          </table:table-cell>
        </table:table-row>
        <table:table-row table:style-name="ro1">
          <table:table-cell office:value-type="string" calcext:value-type="string">
            <text:p>752nm</text:p>
          </table:table-cell>
          <table:table-cell office:value-type="float" office:value="0.002394" calcext:value-type="float">
            <text:p>0.002394</text:p>
          </table:table-cell>
        </table:table-row>
        <table:table-row table:style-name="ro1">
          <table:table-cell office:value-type="string" calcext:value-type="string">
            <text:p>753nm</text:p>
          </table:table-cell>
          <table:table-cell office:value-type="float" office:value="0.001663" calcext:value-type="float">
            <text:p>0.001663</text:p>
          </table:table-cell>
        </table:table-row>
        <table:table-row table:style-name="ro1">
          <table:table-cell office:value-type="string" calcext:value-type="string">
            <text:p>754nm</text:p>
          </table:table-cell>
          <table:table-cell office:value-type="float" office:value="0.001394" calcext:value-type="float">
            <text:p>0.001394</text:p>
          </table:table-cell>
        </table:table-row>
        <table:table-row table:style-name="ro1">
          <table:table-cell office:value-type="string" calcext:value-type="string">
            <text:p>755nm</text:p>
          </table:table-cell>
          <table:table-cell office:value-type="float" office:value="0.001531" calcext:value-type="float">
            <text:p>0.001531</text:p>
          </table:table-cell>
        </table:table-row>
        <table:table-row table:style-name="ro1">
          <table:table-cell office:value-type="string" calcext:value-type="string">
            <text:p>756nm</text:p>
          </table:table-cell>
          <table:table-cell office:value-type="float" office:value="0.001245" calcext:value-type="float">
            <text:p>0.001245</text:p>
          </table:table-cell>
        </table:table-row>
        <table:table-row table:style-name="ro1">
          <table:table-cell office:value-type="string" calcext:value-type="string">
            <text:p>757nm</text:p>
          </table:table-cell>
          <table:table-cell office:value-type="float" office:value="0.00089" calcext:value-type="float">
            <text:p>0.00089</text:p>
          </table:table-cell>
        </table:table-row>
        <table:table-row table:style-name="ro1">
          <table:table-cell office:value-type="string" calcext:value-type="string">
            <text:p>758nm</text:p>
          </table:table-cell>
          <table:table-cell office:value-type="float" office:value="0.001498" calcext:value-type="float">
            <text:p>0.001498</text:p>
          </table:table-cell>
        </table:table-row>
        <table:table-row table:style-name="ro1">
          <table:table-cell office:value-type="string" calcext:value-type="string">
            <text:p>759nm</text:p>
          </table:table-cell>
          <table:table-cell office:value-type="float" office:value="0.002765" calcext:value-type="float">
            <text:p>0.002765</text:p>
          </table:table-cell>
        </table:table-row>
        <table:table-row table:style-name="ro1">
          <table:table-cell office:value-type="string" calcext:value-type="string">
            <text:p>760nm</text:p>
          </table:table-cell>
          <table:table-cell office:value-type="float" office:value="0.003941" calcext:value-type="float">
            <text:p>0.003941</text:p>
          </table:table-cell>
        </table:table-row>
        <table:table-row table:style-name="ro1">
          <table:table-cell office:value-type="string" calcext:value-type="string">
            <text:p>761nm</text:p>
          </table:table-cell>
          <table:table-cell office:value-type="float" office:value="0.004641" calcext:value-type="float">
            <text:p>0.004641</text:p>
          </table:table-cell>
        </table:table-row>
        <table:table-row table:style-name="ro1">
          <table:table-cell office:value-type="string" calcext:value-type="string">
            <text:p>762nm</text:p>
          </table:table-cell>
          <table:table-cell office:value-type="float" office:value="0.004345" calcext:value-type="float">
            <text:p>0.004345</text:p>
          </table:table-cell>
        </table:table-row>
        <table:table-row table:style-name="ro1">
          <table:table-cell office:value-type="string" calcext:value-type="string">
            <text:p>763nm</text:p>
          </table:table-cell>
          <table:table-cell office:value-type="float" office:value="0.003335" calcext:value-type="float">
            <text:p>0.003335</text:p>
          </table:table-cell>
        </table:table-row>
        <table:table-row table:style-name="ro1">
          <table:table-cell office:value-type="string" calcext:value-type="string">
            <text:p>764nm</text:p>
          </table:table-cell>
          <table:table-cell office:value-type="float" office:value="0.00188" calcext:value-type="float">
            <text:p>0.00188</text:p>
          </table:table-cell>
        </table:table-row>
        <table:table-row table:style-name="ro1">
          <table:table-cell office:value-type="string" calcext:value-type="string">
            <text:p>765nm</text:p>
          </table:table-cell>
          <table:table-cell office:value-type="float" office:value="0.00117" calcext:value-type="float">
            <text:p>0.00117</text:p>
          </table:table-cell>
        </table:table-row>
        <table:table-row table:style-name="ro1">
          <table:table-cell office:value-type="string" calcext:value-type="string">
            <text:p>766nm</text:p>
          </table:table-cell>
          <table:table-cell office:value-type="float" office:value="0.001314" calcext:value-type="float">
            <text:p>0.001314</text:p>
          </table:table-cell>
        </table:table-row>
        <table:table-row table:style-name="ro1">
          <table:table-cell office:value-type="string" calcext:value-type="string">
            <text:p>767nm</text:p>
          </table:table-cell>
          <table:table-cell office:value-type="float" office:value="0.002555" calcext:value-type="float">
            <text:p>0.002555</text:p>
          </table:table-cell>
        </table:table-row>
        <table:table-row table:style-name="ro1">
          <table:table-cell office:value-type="string" calcext:value-type="string">
            <text:p>768nm</text:p>
          </table:table-cell>
          <table:table-cell office:value-type="float" office:value="0.003655" calcext:value-type="float">
            <text:p>0.003655</text:p>
          </table:table-cell>
        </table:table-row>
        <table:table-row table:style-name="ro1">
          <table:table-cell office:value-type="string" calcext:value-type="string">
            <text:p>769nm</text:p>
          </table:table-cell>
          <table:table-cell office:value-type="float" office:value="0.004219" calcext:value-type="float">
            <text:p>0.004219</text:p>
          </table:table-cell>
        </table:table-row>
        <table:table-row table:style-name="ro1">
          <table:table-cell office:value-type="string" calcext:value-type="string">
            <text:p>770nm</text:p>
          </table:table-cell>
          <table:table-cell office:value-type="float" office:value="0.00349" calcext:value-type="float">
            <text:p>0.00349</text:p>
          </table:table-cell>
        </table:table-row>
        <table:table-row table:style-name="ro1">
          <table:table-cell office:value-type="string" calcext:value-type="string">
            <text:p>771nm</text:p>
          </table:table-cell>
          <table:table-cell office:value-type="float" office:value="0.002614" calcext:value-type="float">
            <text:p>0.002614</text:p>
          </table:table-cell>
        </table:table-row>
        <table:table-row table:style-name="ro1">
          <table:table-cell office:value-type="string" calcext:value-type="string">
            <text:p>772nm</text:p>
          </table:table-cell>
          <table:table-cell office:value-type="float" office:value="0.002838" calcext:value-type="float">
            <text:p>0.002838</text:p>
          </table:table-cell>
        </table:table-row>
        <table:table-row table:style-name="ro1">
          <table:table-cell office:value-type="string" calcext:value-type="string">
            <text:p>773nm</text:p>
          </table:table-cell>
          <table:table-cell office:value-type="float" office:value="0.003702" calcext:value-type="float">
            <text:p>0.003702</text:p>
          </table:table-cell>
        </table:table-row>
        <table:table-row table:style-name="ro1">
          <table:table-cell office:value-type="string" calcext:value-type="string">
            <text:p>774nm</text:p>
          </table:table-cell>
          <table:table-cell office:value-type="float" office:value="0.004226" calcext:value-type="float">
            <text:p>0.004226</text:p>
          </table:table-cell>
        </table:table-row>
        <table:table-row table:style-name="ro1">
          <table:table-cell office:value-type="string" calcext:value-type="string">
            <text:p>775nm</text:p>
          </table:table-cell>
          <table:table-cell office:value-type="float" office:value="0.00315" calcext:value-type="float">
            <text:p>0.00315</text:p>
          </table:table-cell>
        </table:table-row>
        <table:table-row table:style-name="ro1">
          <table:table-cell office:value-type="string" calcext:value-type="string">
            <text:p>776nm</text:p>
          </table:table-cell>
          <table:table-cell office:value-type="float" office:value="0.00227" calcext:value-type="float">
            <text:p>0.00227</text:p>
          </table:table-cell>
        </table:table-row>
        <table:table-row table:style-name="ro1">
          <table:table-cell office:value-type="string" calcext:value-type="string">
            <text:p>777nm</text:p>
          </table:table-cell>
          <table:table-cell office:value-type="float" office:value="0.001776" calcext:value-type="float">
            <text:p>0.001776</text:p>
          </table:table-cell>
        </table:table-row>
        <table:table-row table:style-name="ro1">
          <table:table-cell office:value-type="string" calcext:value-type="string">
            <text:p>778nm</text:p>
          </table:table-cell>
          <table:table-cell office:value-type="float" office:value="0.001947" calcext:value-type="float">
            <text:p>0.001947</text:p>
          </table:table-cell>
        </table:table-row>
        <table:table-row table:style-name="ro1">
          <table:table-cell office:value-type="string" calcext:value-type="string">
            <text:p>779nm</text:p>
          </table:table-cell>
          <table:table-cell office:value-type="float" office:value="0.001947" calcext:value-type="float">
            <text:p>0.001947</text:p>
          </table:table-cell>
        </table:table-row>
        <table:table-row table:style-name="ro1">
          <table:table-cell office:value-type="string" calcext:value-type="string">
            <text:p>780nm</text:p>
          </table:table-cell>
          <table:table-cell office:value-type="float" office:value="0.001947" calcext:value-type="float">
            <text:p>0.0019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22:55:55.639881118</dc:date>
    <meta:editing-duration>PT10S</meta:editing-duration>
    <meta:editing-cycles>1</meta:editing-cycles>
    <meta:document-statistic meta:table-count="1" meta:cell-count="886" meta:object-count="0"/>
    <meta:generator>LibreOffice/5.1.6.2$Linux_X86_64 LibreOffice_project/10m0$Build-2</meta:generator>
  </office:meta>
</office:document-meta>
</file>